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5028in"/>
    </style:style>
    <style:style style:name="co5" style:family="table-column">
      <style:table-column-properties fo:break-before="auto" style:column-width="0.5484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5335in"/>
    </style:style>
    <style:style style:name="co8" style:family="table-column">
      <style:table-column-properties fo:break-before="auto" style:column-width="1.0264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1.0492in"/>
    </style:style>
    <style:style style:name="co12" style:family="table-column">
      <style:table-column-properties fo:break-before="auto" style:column-width="1.05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2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op_jo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8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 office:value-type="string" calcext:value-type="string">
            <table:cell-range-source table:name="CSV_all" xlink:type="simple" xlink:href="../pop_join.csv" table:filter-name="Text - txt - csv (StarCalc)" table:filter-options="9/59/44,34,76,1,,0,false,false,true,false,false" table:last-column-spanned="7" table:last-row-spanned="84" table:refresh-delay="PT00H01M00S"/>
            <text:p>Country</text:p>
          </table:table-cell>
          <table:table-cell office:value-type="string" calcext:value-type="string">
            <text:p>Year_2016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Recovered</text:p>
          </table:table-cell>
          <table:table-cell table:style-name="Default" office:value-type="string" calcext:value-type="string">
            <text:p>Case PerCapita</text:p>
          </table:table-cell>
          <table:table-cell table:style-name="Default" office:value-type="string" calcext:value-type="string">
            <text:p>Death PerCapita</text:p>
          </table:table-cell>
          <table:table-cell table:style-name="Default" office:value-type="string" calcext:value-type="string">
            <text:p>Serious PerCapita</text:p>
          </table:table-cell>
          <table:table-cell table:style-name="Default" office:value-type="string" calcext:value-type="string">
            <text:p>Critical PerCapita</text:p>
          </table:table-cell>
          <table:table-cell table:style-name="Default" office:value-type="string" calcext:value-type="string">
            <text:p>Recovered PerCapita</text:p>
          </table:table-cell>
          <table:table-cell table:style-name="Default" office:value-type="string" calcext:value-type="string">
            <text:p>Death/Recovered</text:p>
          </table:table-cell>
          <table:table-cell table:style-name="Default" office:value-type="string" calcext:value-type="string">
            <text:p>D/(D+R)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4656032" calcext:value-type="float">
            <text:p>34656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2]/[.B2])" office:value-type="float" office:value="0.0000000288550056740483" calcext:value-type="float">
            <text:p>00.0000000289</text:p>
          </table:table-cell>
          <table:table-cell table:formula="of:=([.D2]/[.B2])" office:value-type="float" office:value="0" calcext:value-type="float">
            <text:p>00.0000000000</text:p>
          </table:table-cell>
          <table:table-cell table:formula="of:=([.E2]/[.B2])" office:value-type="float" office:value="0" calcext:value-type="float">
            <text:p>00.0000000000</text:p>
          </table:table-cell>
          <table:table-cell table:formula="of:=([.F2]/[.B2])" office:value-type="float" office:value="0" calcext:value-type="float">
            <text:p>00.0000000000</text:p>
          </table:table-cell>
          <table:table-cell table:formula="of:=([.G2]/[.B2])" office:value-type="float" office:value="0" calcext:value-type="float">
            <text:p>00.0000000000</text:p>
          </table:table-cell>
          <table:table-cell table:formula="of:=([.D2]/[.G2])" office:value-type="string" office:string-value="" calcext:value-type="error">
            <text:p>#DIV/0!</text:p>
          </table:table-cell>
          <table:table-cell table:formula="of:=([.D2]/([.D2]+[.G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81" calcext:value-type="float">
            <text:p>77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3]/[.B3])" office:value-type="float" office:value="0.0000129397911517708" calcext:value-type="float">
            <text:p>00.0000129398</text:p>
          </table:table-cell>
          <table:table-cell table:formula="of:=([.D3]/[.B3])" office:value-type="float" office:value="0" calcext:value-type="float">
            <text:p>00.0000000000</text:p>
          </table:table-cell>
          <table:table-cell table:formula="of:=([.E3]/[.B3])" office:value-type="float" office:value="0" calcext:value-type="float">
            <text:p>00.0000000000</text:p>
          </table:table-cell>
          <table:table-cell table:formula="of:=([.F3]/[.B3])" office:value-type="float" office:value="0" calcext:value-type="float">
            <text:p>00.0000000000</text:p>
          </table:table-cell>
          <table:table-cell table:formula="of:=([.G3]/[.B3])" office:value-type="float" office:value="0" calcext:value-type="float">
            <text:p>00.0000000000</text:p>
          </table:table-cell>
          <table:table-cell table:formula="of:=([.D3]/[.G3])" office:value-type="string" office:string-value="" calcext:value-type="error">
            <text:p>#DIV/0!</text:p>
          </table:table-cell>
          <table:table-cell table:formula="of:=([.D3]/([.D3]+[.G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847430" calcext:value-type="float">
            <text:p>438474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4]/[.B4])" office:value-type="float" office:value="0.0000000228063537589318" calcext:value-type="float">
            <text:p>00.0000000228</text:p>
          </table:table-cell>
          <table:table-cell table:formula="of:=([.D4]/[.B4])" office:value-type="float" office:value="0" calcext:value-type="float">
            <text:p>00.0000000000</text:p>
          </table:table-cell>
          <table:table-cell table:formula="of:=([.E4]/[.B4])" office:value-type="float" office:value="0" calcext:value-type="float">
            <text:p>00.0000000000</text:p>
          </table:table-cell>
          <table:table-cell table:formula="of:=([.F4]/[.B4])" office:value-type="float" office:value="0" calcext:value-type="float">
            <text:p>00.0000000000</text:p>
          </table:table-cell>
          <table:table-cell table:formula="of:=([.G4]/[.B4])" office:value-type="float" office:value="0" calcext:value-type="float">
            <text:p>00.0000000000</text:p>
          </table:table-cell>
          <table:table-cell table:formula="of:=([.D4]/[.G4])" office:value-type="string" office:string-value="" calcext:value-type="error">
            <text:p>#DIV/0!</text:p>
          </table:table-cell>
          <table:table-cell table:formula="of:=([.D4]/([.D4]+[.G4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24816" calcext:value-type="float">
            <text:p>29248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5]/[.B5])" office:value-type="float" office:value="0.000000341901849552245" calcext:value-type="float">
            <text:p>00.0000003419</text:p>
          </table:table-cell>
          <table:table-cell table:formula="of:=([.D5]/[.B5])" office:value-type="float" office:value="0" calcext:value-type="float">
            <text:p>00.0000000000</text:p>
          </table:table-cell>
          <table:table-cell table:formula="of:=([.E5]/[.B5])" office:value-type="float" office:value="0" calcext:value-type="float">
            <text:p>00.0000000000</text:p>
          </table:table-cell>
          <table:table-cell table:formula="of:=([.F5]/[.B5])" office:value-type="float" office:value="0" calcext:value-type="float">
            <text:p>00.0000000000</text:p>
          </table:table-cell>
          <table:table-cell table:formula="of:=([.G5]/[.B5])" office:value-type="float" office:value="0" calcext:value-type="float">
            <text:p>00.0000000000</text:p>
          </table:table-cell>
          <table:table-cell table:formula="of:=([.D5]/[.G5])" office:value-type="string" office:string-value="" calcext:value-type="error">
            <text:p>#DIV/0!</text:p>
          </table:table-cell>
          <table:table-cell table:formula="of:=([.D5]/([.D5]+[.G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4127159" calcext:value-type="float">
            <text:p>2412715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C6]/[.B6])" office:value-type="float" office:value="0.00000252827114870839" calcext:value-type="float">
            <text:p>00.0000025283</text:p>
          </table:table-cell>
          <table:table-cell table:formula="of:=([.D6]/[.B6])" office:value-type="float" office:value="0.0000000828941360232259" calcext:value-type="float">
            <text:p>00.0000000829</text:p>
          </table:table-cell>
          <table:table-cell table:formula="of:=([.E6]/[.B6])" office:value-type="float" office:value="0" calcext:value-type="float">
            <text:p>00.0000000000</text:p>
          </table:table-cell>
          <table:table-cell table:formula="of:=([.F6]/[.B6])" office:value-type="float" office:value="0" calcext:value-type="float">
            <text:p>00.0000000000</text:p>
          </table:table-cell>
          <table:table-cell table:formula="of:=([.G6]/[.B6])" office:value-type="float" office:value="0.000000911835496255485" calcext:value-type="float">
            <text:p>00.0000009118</text:p>
          </table:table-cell>
          <table:table-cell table:formula="of:=([.D6]/[.G6])" office:value-type="float" office:value="0.0909090909090909" calcext:value-type="float">
            <text:p>00.0909090909</text:p>
          </table:table-cell>
          <table:table-cell table:formula="of:=([.D6]/([.D6]+[.G6]))" office:value-type="float" office:value="0.0833333333333333" calcext:value-type="float">
            <text:p>00.0833333333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747358" calcext:value-type="float">
            <text:p>87473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7]/[.B7])" office:value-type="float" office:value="0.00000628761278548334" calcext:value-type="float">
            <text:p>00.0000062876</text:p>
          </table:table-cell>
          <table:table-cell table:formula="of:=([.D7]/[.B7])" office:value-type="float" office:value="0" calcext:value-type="float">
            <text:p>00.0000000000</text:p>
          </table:table-cell>
          <table:table-cell table:formula="of:=([.E7]/[.B7])" office:value-type="float" office:value="0" calcext:value-type="float">
            <text:p>00.0000000000</text:p>
          </table:table-cell>
          <table:table-cell table:formula="of:=([.F7]/[.B7])" office:value-type="float" office:value="0" calcext:value-type="float">
            <text:p>00.0000000000</text:p>
          </table:table-cell>
          <table:table-cell table:formula="of:=([.G7]/[.B7])" office:value-type="float" office:value="0" calcext:value-type="float">
            <text:p>00.0000000000</text:p>
          </table:table-cell>
          <table:table-cell table:formula="of:=([.D7]/[.G7])" office:value-type="string" office:string-value="" calcext:value-type="error">
            <text:p>#DIV/0!</text:p>
          </table:table-cell>
          <table:table-cell table:formula="of:=([.D7]/([.D7]+[.G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9762274" calcext:value-type="float">
            <text:p>97622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8]/[.B8])" office:value-type="float" office:value="0.000000614610899058969" calcext:value-type="float">
            <text:p>00.0000006146</text:p>
          </table:table-cell>
          <table:table-cell table:formula="of:=([.D8]/[.B8])" office:value-type="float" office:value="0" calcext:value-type="float">
            <text:p>00.0000000000</text:p>
          </table:table-cell>
          <table:table-cell table:formula="of:=([.E8]/[.B8])" office:value-type="float" office:value="0" calcext:value-type="float">
            <text:p>00.0000000000</text:p>
          </table:table-cell>
          <table:table-cell table:formula="of:=([.F8]/[.B8])" office:value-type="float" office:value="0" calcext:value-type="float">
            <text:p>00.0000000000</text:p>
          </table:table-cell>
          <table:table-cell table:formula="of:=([.G8]/[.B8])" office:value-type="float" office:value="0" calcext:value-type="float">
            <text:p>00.0000000000</text:p>
          </table:table-cell>
          <table:table-cell table:formula="of:=([.D8]/[.G8])" office:value-type="string" office:string-value="" calcext:value-type="error">
            <text:p>#DIV/0!</text:p>
          </table:table-cell>
          <table:table-cell table:formula="of:=([.D8]/([.D8]+[.G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348159" calcext:value-type="float">
            <text:p>11348159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C9]/[.B9])" office:value-type="float" office:value="0.00000960508219879542" calcext:value-type="float">
            <text:p>00.0000096051</text:p>
          </table:table-cell>
          <table:table-cell table:formula="of:=([.D9]/[.B9])" office:value-type="float" office:value="0" calcext:value-type="float">
            <text:p>00.0000000000</text:p>
          </table:table-cell>
          <table:table-cell table:formula="of:=([.E9]/[.B9])" office:value-type="float" office:value="0.000000088120020172435" calcext:value-type="float">
            <text:p>00.0000000881</text:p>
          </table:table-cell>
          <table:table-cell table:formula="of:=([.F9]/[.B9])" office:value-type="float" office:value="0" calcext:value-type="float">
            <text:p>00.0000000000</text:p>
          </table:table-cell>
          <table:table-cell table:formula="of:=([.G9]/[.B9])" office:value-type="float" office:value="0.000000088120020172435" calcext:value-type="float">
            <text:p>00.0000000881</text:p>
          </table:table-cell>
          <table:table-cell table:formula="of:=([.D9]/[.G9])" office:value-type="float" office:value="0" calcext:value-type="float">
            <text:p>00.0000000000</text:p>
          </table:table-cell>
          <table:table-cell table:formula="of:=([.D9]/([.D9]+[.G9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425171" calcext:value-type="float">
            <text:p>142517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C10]/[.B10])" office:value-type="float" office:value="0.0000343818390915897" calcext:value-type="float">
            <text:p>00.0000343818</text:p>
          </table:table-cell>
          <table:table-cell table:formula="of:=([.D10]/[.B10])" office:value-type="float" office:value="0" calcext:value-type="float">
            <text:p>00.0000000000</text:p>
          </table:table-cell>
          <table:table-cell table:formula="of:=([.E10]/[.B10])" office:value-type="float" office:value="0" calcext:value-type="float">
            <text:p>00.0000000000</text:p>
          </table:table-cell>
          <table:table-cell table:formula="of:=([.F10]/[.B10])" office:value-type="float" office:value="0" calcext:value-type="float">
            <text:p>00.0000000000</text:p>
          </table:table-cell>
          <table:table-cell table:formula="of:=([.G10]/[.B10])" office:value-type="float" office:value="0.000000701670185542647" calcext:value-type="float">
            <text:p>00.0000007017</text:p>
          </table:table-cell>
          <table:table-cell table:formula="of:=([.D10]/[.G10])" office:value-type="float" office:value="0" calcext:value-type="float">
            <text:p>00.0000000000</text:p>
          </table:table-cell>
          <table:table-cell table:formula="of:=([.D10]/([.D10]+[.G10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507120" calcext:value-type="float">
            <text:p>95071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11]/[.B11])" office:value-type="float" office:value="0.000000631105950066897" calcext:value-type="float">
            <text:p>00.0000006311</text:p>
          </table:table-cell>
          <table:table-cell table:formula="of:=([.D11]/[.B11])" office:value-type="float" office:value="0" calcext:value-type="float">
            <text:p>00.0000000000</text:p>
          </table:table-cell>
          <table:table-cell table:formula="of:=([.E11]/[.B11])" office:value-type="float" office:value="0" calcext:value-type="float">
            <text:p>00.0000000000</text:p>
          </table:table-cell>
          <table:table-cell table:formula="of:=([.F11]/[.B11])" office:value-type="float" office:value="0" calcext:value-type="float">
            <text:p>00.0000000000</text:p>
          </table:table-cell>
          <table:table-cell table:formula="of:=([.G11]/[.B11])" office:value-type="float" office:value="0" calcext:value-type="float">
            <text:p>00.0000000000</text:p>
          </table:table-cell>
          <table:table-cell table:formula="of:=([.D11]/[.G11])" office:value-type="string" office:string-value="" calcext:value-type="error">
            <text:p>#DIV/0!</text:p>
          </table:table-cell>
          <table:table-cell table:formula="of:=([.D11]/([.D11]+[.G1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7652865" calcext:value-type="float">
            <text:p>20765286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12]/[.B12])" office:value-type="float" office:value="0.0000000626044817633506" calcext:value-type="float">
            <text:p>00.0000000626</text:p>
          </table:table-cell>
          <table:table-cell table:formula="of:=([.D12]/[.B12])" office:value-type="float" office:value="0" calcext:value-type="float">
            <text:p>00.0000000000</text:p>
          </table:table-cell>
          <table:table-cell table:formula="of:=([.E12]/[.B12])" office:value-type="float" office:value="0" calcext:value-type="float">
            <text:p>00.0000000000</text:p>
          </table:table-cell>
          <table:table-cell table:formula="of:=([.F12]/[.B12])" office:value-type="float" office:value="0" calcext:value-type="float">
            <text:p>00.0000000000</text:p>
          </table:table-cell>
          <table:table-cell table:formula="of:=([.G12]/[.B12])" office:value-type="float" office:value="0" calcext:value-type="float">
            <text:p>00.0000000000</text:p>
          </table:table-cell>
          <table:table-cell table:formula="of:=([.D12]/[.G12])" office:value-type="string" office:string-value="" calcext:value-type="error">
            <text:p>#DIV/0!</text:p>
          </table:table-cell>
          <table:table-cell table:formula="of:=([.D12]/([.D12]+[.G1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97765" calcext:value-type="float">
            <text:p>797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13]/[.B13])" office:value-type="float" office:value="0.00000125350197113185" calcext:value-type="float">
            <text:p>00.0000012535</text:p>
          </table:table-cell>
          <table:table-cell table:formula="of:=([.D13]/[.B13])" office:value-type="float" office:value="0" calcext:value-type="float">
            <text:p>00.0000000000</text:p>
          </table:table-cell>
          <table:table-cell table:formula="of:=([.E13]/[.B13])" office:value-type="float" office:value="0" calcext:value-type="float">
            <text:p>00.0000000000</text:p>
          </table:table-cell>
          <table:table-cell table:formula="of:=([.F13]/[.B13])" office:value-type="float" office:value="0" calcext:value-type="float">
            <text:p>00.0000000000</text:p>
          </table:table-cell>
          <table:table-cell table:formula="of:=([.G13]/[.B13])" office:value-type="float" office:value="0" calcext:value-type="float">
            <text:p>00.0000000000</text:p>
          </table:table-cell>
          <table:table-cell table:formula="of:=([.D13]/[.G13])" office:value-type="string" office:string-value="" calcext:value-type="error">
            <text:p>#DIV/0!</text:p>
          </table:table-cell>
          <table:table-cell table:formula="of:=([.D13]/([.D13]+[.G1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286425" calcext:value-type="float">
            <text:p>3628642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C14]/[.B14])" office:value-type="float" office:value="0.00000143304279768536" calcext:value-type="float">
            <text:p>00.0000014330</text:p>
          </table:table-cell>
          <table:table-cell table:formula="of:=([.D14]/[.B14])" office:value-type="float" office:value="0" calcext:value-type="float">
            <text:p>00.0000000000</text:p>
          </table:table-cell>
          <table:table-cell table:formula="of:=([.E14]/[.B14])" office:value-type="float" office:value="0" calcext:value-type="float">
            <text:p>00.0000000000</text:p>
          </table:table-cell>
          <table:table-cell table:formula="of:=([.F14]/[.B14])" office:value-type="float" office:value="0.0000000275585153401031" calcext:value-type="float">
            <text:p>00.0000000276</text:p>
          </table:table-cell>
          <table:table-cell table:formula="of:=([.G14]/[.B14])" office:value-type="float" office:value="0.000000220468122720825" calcext:value-type="float">
            <text:p>00.0000002205</text:p>
          </table:table-cell>
          <table:table-cell table:formula="of:=([.D14]/[.G14])" office:value-type="float" office:value="0" calcext:value-type="float">
            <text:p>00.0000000000</text:p>
          </table:table-cell>
          <table:table-cell table:formula="of:=([.D14]/([.D14]+[.G14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372098" calcext:value-type="float">
            <text:p>837209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C15]/[.B15])" office:value-type="float" office:value="0.000025083318422694" calcext:value-type="float">
            <text:p>00.0000250833</text:p>
          </table:table-cell>
          <table:table-cell table:formula="of:=([.D15]/[.B15])" office:value-type="float" office:value="0.0000001194443734414" calcext:value-type="float">
            <text:p>00.0000001194</text:p>
          </table:table-cell>
          <table:table-cell table:formula="of:=([.E15]/[.B15])" office:value-type="float" office:value="0" calcext:value-type="float">
            <text:p>00.0000000000</text:p>
          </table:table-cell>
          <table:table-cell table:formula="of:=([.F15]/[.B15])" office:value-type="float" office:value="0" calcext:value-type="float">
            <text:p>00.0000000000</text:p>
          </table:table-cell>
          <table:table-cell table:formula="of:=([.G15]/[.B15])" office:value-type="float" office:value="0" calcext:value-type="float">
            <text:p>00.0000000000</text:p>
          </table:table-cell>
          <table:table-cell table:formula="of:=([.D15]/[.G15])" office:value-type="string" office:string-value="" calcext:value-type="error">
            <text:p>#DIV/0!</text:p>
          </table:table-cell>
          <table:table-cell table:formula="of:=([.D15]/([.D15]+[.G15]))" office:value-type="float" office:value="1" calcext:value-type="float">
            <text:p>01.0000000000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7909754" calcext:value-type="float">
            <text:p>179097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16]/[.B16])" office:value-type="float" office:value="0.000000279177480606378" calcext:value-type="float">
            <text:p>00.0000002792</text:p>
          </table:table-cell>
          <table:table-cell table:formula="of:=([.D16]/[.B16])" office:value-type="float" office:value="0" calcext:value-type="float">
            <text:p>00.0000000000</text:p>
          </table:table-cell>
          <table:table-cell table:formula="of:=([.E16]/[.B16])" office:value-type="float" office:value="0" calcext:value-type="float">
            <text:p>00.0000000000</text:p>
          </table:table-cell>
          <table:table-cell table:formula="of:=([.F16]/[.B16])" office:value-type="float" office:value="0" calcext:value-type="float">
            <text:p>00.0000000000</text:p>
          </table:table-cell>
          <table:table-cell table:formula="of:=([.G16]/[.B16])" office:value-type="float" office:value="0" calcext:value-type="float">
            <text:p>00.0000000000</text:p>
          </table:table-cell>
          <table:table-cell table:formula="of:=([.D16]/[.G16])" office:value-type="string" office:string-value="" calcext:value-type="error">
            <text:p>#DIV/0!</text:p>
          </table:table-cell>
          <table:table-cell table:formula="of:=([.D16]/([.D16]+[.G1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3439189" calcext:value-type="float">
            <text:p>234391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17]/[.B17])" office:value-type="float" office:value="0.0000000853271843151228" calcext:value-type="float">
            <text:p>00.0000000853</text:p>
          </table:table-cell>
          <table:table-cell table:formula="of:=([.D17]/[.B17])" office:value-type="float" office:value="0" calcext:value-type="float">
            <text:p>00.0000000000</text:p>
          </table:table-cell>
          <table:table-cell table:formula="of:=([.E17]/[.B17])" office:value-type="float" office:value="0" calcext:value-type="float">
            <text:p>00.0000000000</text:p>
          </table:table-cell>
          <table:table-cell table:formula="of:=([.F17]/[.B17])" office:value-type="float" office:value="0" calcext:value-type="float">
            <text:p>00.0000000000</text:p>
          </table:table-cell>
          <table:table-cell table:formula="of:=([.G17]/[.B17])" office:value-type="float" office:value="0" calcext:value-type="float">
            <text:p>00.0000000000</text:p>
          </table:table-cell>
          <table:table-cell table:formula="of:=([.D17]/[.G17])" office:value-type="string" office:string-value="" calcext:value-type="error">
            <text:p>#DIV/0!</text:p>
          </table:table-cell>
          <table:table-cell table:formula="of:=([.D17]/([.D17]+[.G1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8653419" calcext:value-type="float">
            <text:p>486534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18]/[.B18])" office:value-type="float" office:value="0.0000000205535401325033" calcext:value-type="float">
            <text:p>00.0000000206</text:p>
          </table:table-cell>
          <table:table-cell table:formula="of:=([.D18]/[.B18])" office:value-type="float" office:value="0" calcext:value-type="float">
            <text:p>00.0000000000</text:p>
          </table:table-cell>
          <table:table-cell table:formula="of:=([.E18]/[.B18])" office:value-type="float" office:value="0" calcext:value-type="float">
            <text:p>00.0000000000</text:p>
          </table:table-cell>
          <table:table-cell table:formula="of:=([.F18]/[.B18])" office:value-type="float" office:value="0" calcext:value-type="float">
            <text:p>00.0000000000</text:p>
          </table:table-cell>
          <table:table-cell table:formula="of:=([.G18]/[.B18])" office:value-type="float" office:value="0" calcext:value-type="float">
            <text:p>00.0000000000</text:p>
          </table:table-cell>
          <table:table-cell table:formula="of:=([.D18]/[.G18])" office:value-type="string" office:string-value="" calcext:value-type="error">
            <text:p>#DIV/0!</text:p>
          </table:table-cell>
          <table:table-cell table:formula="of:=([.D18]/([.D18]+[.G1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561633" calcext:value-type="float">
            <text:p>10561633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C19]/[.B19])" office:value-type="float" office:value="0.000001798964232141" calcext:value-type="float">
            <text:p>00.0000017990</text:p>
          </table:table-cell>
          <table:table-cell table:formula="of:=([.D19]/[.B19])" office:value-type="float" office:value="0" calcext:value-type="float">
            <text:p>00.0000000000</text:p>
          </table:table-cell>
          <table:table-cell table:formula="of:=([.E19]/[.B19])" office:value-type="float" office:value="0" calcext:value-type="float">
            <text:p>00.0000000000</text:p>
          </table:table-cell>
          <table:table-cell table:formula="of:=([.F19]/[.B19])" office:value-type="float" office:value="0" calcext:value-type="float">
            <text:p>00.0000000000</text:p>
          </table:table-cell>
          <table:table-cell table:formula="of:=([.G19]/[.B19])" office:value-type="float" office:value="0" calcext:value-type="float">
            <text:p>00.0000000000</text:p>
          </table:table-cell>
          <table:table-cell table:formula="of:=([.D19]/[.G19])" office:value-type="string" office:string-value="" calcext:value-type="error">
            <text:p>#DIV/0!</text:p>
          </table:table-cell>
          <table:table-cell table:formula="of:=([.D19]/([.D19]+[.G1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2667685" calcext:value-type="float">
            <text:p>82667685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([.C20]/[.B20])" office:value-type="float" office:value="0.00000772974349045821" calcext:value-type="float">
            <text:p>00.0000077297</text:p>
          </table:table-cell>
          <table:table-cell table:formula="of:=([.D20]/[.B20])" office:value-type="float" office:value="0" calcext:value-type="float">
            <text:p>00.0000000000</text:p>
          </table:table-cell>
          <table:table-cell table:formula="of:=([.E20]/[.B20])" office:value-type="float" office:value="0" calcext:value-type="float">
            <text:p>00.0000000000</text:p>
          </table:table-cell>
          <table:table-cell table:formula="of:=([.F20]/[.B20])" office:value-type="float" office:value="0.0000000241932503613716" calcext:value-type="float">
            <text:p>00.0000000242</text:p>
          </table:table-cell>
          <table:table-cell table:formula="of:=([.G20]/[.B20])" office:value-type="float" office:value="0.000000205642628071658" calcext:value-type="float">
            <text:p>00.0000002056</text:p>
          </table:table-cell>
          <table:table-cell table:formula="of:=([.D20]/[.G20])" office:value-type="float" office:value="0" calcext:value-type="float">
            <text:p>00.0000000000</text:p>
          </table:table-cell>
          <table:table-cell table:formula="of:=([.D20]/([.D20]+[.G20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31118" calcext:value-type="float">
            <text:p>57311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21]/[.B21])" office:value-type="float" office:value="0.00000261729037859629" calcext:value-type="float">
            <text:p>00.0000026173</text:p>
          </table:table-cell>
          <table:table-cell table:formula="of:=([.D21]/[.B21])" office:value-type="float" office:value="0" calcext:value-type="float">
            <text:p>00.0000000000</text:p>
          </table:table-cell>
          <table:table-cell table:formula="of:=([.E21]/[.B21])" office:value-type="float" office:value="0" calcext:value-type="float">
            <text:p>00.0000000000</text:p>
          </table:table-cell>
          <table:table-cell table:formula="of:=([.F21]/[.B21])" office:value-type="float" office:value="0" calcext:value-type="float">
            <text:p>00.0000000000</text:p>
          </table:table-cell>
          <table:table-cell table:formula="of:=([.G21]/[.B21])" office:value-type="float" office:value="0" calcext:value-type="float">
            <text:p>00.0000000000</text:p>
          </table:table-cell>
          <table:table-cell table:formula="of:=([.D21]/[.G21])" office:value-type="string" office:string-value="" calcext:value-type="error">
            <text:p>#DIV/0!</text:p>
          </table:table-cell>
          <table:table-cell table:formula="of:=([.D21]/([.D21]+[.G2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648791" calcext:value-type="float">
            <text:p>10648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22]/[.B22])" office:value-type="float" office:value="0.0000000939073740859408" calcext:value-type="float">
            <text:p>00.0000000939</text:p>
          </table:table-cell>
          <table:table-cell table:formula="of:=([.D22]/[.B22])" office:value-type="float" office:value="0" calcext:value-type="float">
            <text:p>00.0000000000</text:p>
          </table:table-cell>
          <table:table-cell table:formula="of:=([.E22]/[.B22])" office:value-type="float" office:value="0" calcext:value-type="float">
            <text:p>00.0000000000</text:p>
          </table:table-cell>
          <table:table-cell table:formula="of:=([.F22]/[.B22])" office:value-type="float" office:value="0" calcext:value-type="float">
            <text:p>00.0000000000</text:p>
          </table:table-cell>
          <table:table-cell table:formula="of:=([.G22]/[.B22])" office:value-type="float" office:value="0" calcext:value-type="float">
            <text:p>00.0000000000</text:p>
          </table:table-cell>
          <table:table-cell table:formula="of:=([.D22]/[.G22])" office:value-type="string" office:string-value="" calcext:value-type="error">
            <text:p>#DIV/0!</text:p>
          </table:table-cell>
          <table:table-cell table:formula="of:=([.D22]/([.D22]+[.G2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0606052" calcext:value-type="float">
            <text:p>4060605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23]/[.B23])" office:value-type="float" office:value="0.000000418656805148159" calcext:value-type="float">
            <text:p>00.0000004187</text:p>
          </table:table-cell>
          <table:table-cell table:formula="of:=([.D23]/[.B23])" office:value-type="float" office:value="0" calcext:value-type="float">
            <text:p>00.0000000000</text:p>
          </table:table-cell>
          <table:table-cell table:formula="of:=([.E23]/[.B23])" office:value-type="float" office:value="0" calcext:value-type="float">
            <text:p>00.0000000000</text:p>
          </table:table-cell>
          <table:table-cell table:formula="of:=([.F23]/[.B23])" office:value-type="float" office:value="0" calcext:value-type="float">
            <text:p>00.0000000000</text:p>
          </table:table-cell>
          <table:table-cell table:formula="of:=([.G23]/[.B23])" office:value-type="float" office:value="0" calcext:value-type="float">
            <text:p>00.0000000000</text:p>
          </table:table-cell>
          <table:table-cell table:formula="of:=([.D23]/[.G23])" office:value-type="string" office:string-value="" calcext:value-type="error">
            <text:p>#DIV/0!</text:p>
          </table:table-cell>
          <table:table-cell table:formula="of:=([.D23]/([.D23]+[.G2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6385068" calcext:value-type="float">
            <text:p>1638506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C24]/[.B24])" office:value-type="float" office:value="0.000000793405312690799" calcext:value-type="float">
            <text:p>00.0000007934</text:p>
          </table:table-cell>
          <table:table-cell table:formula="of:=([.D24]/[.B24])" office:value-type="float" office:value="0" calcext:value-type="float">
            <text:p>00.0000000000</text:p>
          </table:table-cell>
          <table:table-cell table:formula="of:=([.E24]/[.B24])" office:value-type="float" office:value="0" calcext:value-type="float">
            <text:p>00.0000000000</text:p>
          </table:table-cell>
          <table:table-cell table:formula="of:=([.F24]/[.B24])" office:value-type="float" office:value="0.0000000610311778992922" calcext:value-type="float">
            <text:p>00.0000000610</text:p>
          </table:table-cell>
          <table:table-cell table:formula="of:=([.G24]/[.B24])" office:value-type="float" office:value="0" calcext:value-type="float">
            <text:p>00.0000000000</text:p>
          </table:table-cell>
          <table:table-cell table:formula="of:=([.D24]/[.G24])" office:value-type="string" office:string-value="" calcext:value-type="error">
            <text:p>#DIV/0!</text:p>
          </table:table-cell>
          <table:table-cell table:formula="of:=([.D24]/([.D24]+[.G24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95688681" calcext:value-type="float">
            <text:p>956886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C25]/[.B25])" office:value-type="float" office:value="0.0000000313516705283042" calcext:value-type="float">
            <text:p>00.0000000314</text:p>
          </table:table-cell>
          <table:table-cell table:formula="of:=([.D25]/[.B25])" office:value-type="float" office:value="0" calcext:value-type="float">
            <text:p>00.0000000000</text:p>
          </table:table-cell>
          <table:table-cell table:formula="of:=([.E25]/[.B25])" office:value-type="float" office:value="0" calcext:value-type="float">
            <text:p>00.0000000000</text:p>
          </table:table-cell>
          <table:table-cell table:formula="of:=([.F25]/[.B25])" office:value-type="float" office:value="0" calcext:value-type="float">
            <text:p>00.0000000000</text:p>
          </table:table-cell>
          <table:table-cell table:formula="of:=([.G25]/[.B25])" office:value-type="float" office:value="0.0000000104505568427681" calcext:value-type="float">
            <text:p>00.0000000105</text:p>
          </table:table-cell>
          <table:table-cell table:formula="of:=([.D25]/[.G25])" office:value-type="float" office:value="0" calcext:value-type="float">
            <text:p>00.0000000000</text:p>
          </table:table-cell>
          <table:table-cell table:formula="of:=([.D25]/([.D25]+[.G25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443959" calcext:value-type="float">
            <text:p>46443959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C26]/[.B26])" office:value-type="float" office:value="0.00000637327235604527" calcext:value-type="float">
            <text:p>00.0000063733</text:p>
          </table:table-cell>
          <table:table-cell table:formula="of:=([.D26]/[.B26])" office:value-type="float" office:value="0.0000000645939765815399" calcext:value-type="float">
            <text:p>00.0000000646</text:p>
          </table:table-cell>
          <table:table-cell table:formula="of:=([.E26]/[.B26])" office:value-type="float" office:value="0.00000015071927869026" calcext:value-type="float">
            <text:p>00.0000001507</text:p>
          </table:table-cell>
          <table:table-cell table:formula="of:=([.F26]/[.B26])" office:value-type="float" office:value="0" calcext:value-type="float">
            <text:p>00.0000000000</text:p>
          </table:table-cell>
          <table:table-cell table:formula="of:=([.G26]/[.B26])" office:value-type="float" office:value="0.00000004306265105436" calcext:value-type="float">
            <text:p>00.0000000431</text:p>
          </table:table-cell>
          <table:table-cell table:formula="of:=([.D26]/[.G26])" office:value-type="float" office:value="1.5" calcext:value-type="float">
            <text:p>01.5000000000</text:p>
          </table:table-cell>
          <table:table-cell table:formula="of:=([.D26]/([.D26]+[.G26]))" office:value-type="float" office:value="0.6" calcext:value-type="float">
            <text:p>00.600000000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16481" calcext:value-type="float">
            <text:p>131648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C27]/[.B27])" office:value-type="float" office:value="0.00000379800392105925" calcext:value-type="float">
            <text:p>00.0000037980</text:p>
          </table:table-cell>
          <table:table-cell table:formula="of:=([.D27]/[.B27])" office:value-type="float" office:value="0" calcext:value-type="float">
            <text:p>00.0000000000</text:p>
          </table:table-cell>
          <table:table-cell table:formula="of:=([.E27]/[.B27])" office:value-type="float" office:value="0" calcext:value-type="float">
            <text:p>00.0000000000</text:p>
          </table:table-cell>
          <table:table-cell table:formula="of:=([.F27]/[.B27])" office:value-type="float" office:value="0" calcext:value-type="float">
            <text:p>00.0000000000</text:p>
          </table:table-cell>
          <table:table-cell table:formula="of:=([.G27]/[.B27])" office:value-type="float" office:value="0" calcext:value-type="float">
            <text:p>00.0000000000</text:p>
          </table:table-cell>
          <table:table-cell table:formula="of:=([.D27]/[.G27])" office:value-type="string" office:string-value="" calcext:value-type="error">
            <text:p>#DIV/0!</text:p>
          </table:table-cell>
          <table:table-cell table:formula="of:=([.D27]/([.D27]+[.G2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495096" calcext:value-type="float">
            <text:p>54950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C28]/[.B28])" office:value-type="float" office:value="0.00000218376530637499" calcext:value-type="float">
            <text:p>00.0000021838</text:p>
          </table:table-cell>
          <table:table-cell table:formula="of:=([.D28]/[.B28])" office:value-type="float" office:value="0" calcext:value-type="float">
            <text:p>00.0000000000</text:p>
          </table:table-cell>
          <table:table-cell table:formula="of:=([.E28]/[.B28])" office:value-type="float" office:value="0" calcext:value-type="float">
            <text:p>00.0000000000</text:p>
          </table:table-cell>
          <table:table-cell table:formula="of:=([.F28]/[.B28])" office:value-type="float" office:value="0" calcext:value-type="float">
            <text:p>00.0000000000</text:p>
          </table:table-cell>
          <table:table-cell table:formula="of:=([.G28]/[.B28])" office:value-type="float" office:value="0.000000181980442197916" calcext:value-type="float">
            <text:p>00.0000001820</text:p>
          </table:table-cell>
          <table:table-cell table:formula="of:=([.D28]/[.G28])" office:value-type="float" office:value="0" calcext:value-type="float">
            <text:p>00.0000000000</text:p>
          </table:table-cell>
          <table:table-cell table:formula="of:=([.D28]/([.D28]+[.G28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6896109" calcext:value-type="float">
            <text:p>66896109</text:p>
          </table:table-cell>
          <table:table-cell office:value-type="float" office:value="613" calcext:value-type="float">
            <text:p>6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C29]/[.B29])" office:value-type="float" office:value="0.00000916346270602973" calcext:value-type="float">
            <text:p>00.0000091635</text:p>
          </table:table-cell>
          <table:table-cell table:formula="of:=([.D29]/[.B29])" office:value-type="float" office:value="0.000000134536972845461" calcext:value-type="float">
            <text:p>00.0000001345</text:p>
          </table:table-cell>
          <table:table-cell table:formula="of:=([.E29]/[.B29])" office:value-type="float" office:value="0.000000343816708382845" calcext:value-type="float">
            <text:p>00.0000003438</text:p>
          </table:table-cell>
          <table:table-cell table:formula="of:=([.F29]/[.B29])" office:value-type="float" office:value="0" calcext:value-type="float">
            <text:p>00.0000000000</text:p>
          </table:table-cell>
          <table:table-cell table:formula="of:=([.G29]/[.B29])" office:value-type="float" office:value="0.000000179382630460615" calcext:value-type="float">
            <text:p>00.0000001794</text:p>
          </table:table-cell>
          <table:table-cell table:formula="of:=([.D29]/[.G29])" office:value-type="float" office:value="0.75" calcext:value-type="float">
            <text:p>00.7500000000</text:p>
          </table:table-cell>
          <table:table-cell table:formula="of:=([.D29]/([.D29]+[.G29]))" office:value-type="float" office:value="0.428571428571429" calcext:value-type="float">
            <text:p>00.4285714286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5637239" calcext:value-type="float">
            <text:p>6563723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C30]/[.B30])" office:value-type="float" office:value="0.00000249858163595212" calcext:value-type="float">
            <text:p>00.0000024986</text:p>
          </table:table-cell>
          <table:table-cell table:formula="of:=([.D30]/[.B30])" office:value-type="float" office:value="0.0000000152352538777568" calcext:value-type="float">
            <text:p>00.0000000152</text:p>
          </table:table-cell>
          <table:table-cell table:formula="of:=([.E30]/[.B30])" office:value-type="float" office:value="0" calcext:value-type="float">
            <text:p>00.0000000000</text:p>
          </table:table-cell>
          <table:table-cell table:formula="of:=([.F30]/[.B30])" office:value-type="float" office:value="0" calcext:value-type="float">
            <text:p>00.0000000000</text:p>
          </table:table-cell>
          <table:table-cell table:formula="of:=([.G30]/[.B30])" office:value-type="float" office:value="0.000000182823046533082" calcext:value-type="float">
            <text:p>00.0000001828</text:p>
          </table:table-cell>
          <table:table-cell table:formula="of:=([.D30]/[.G30])" office:value-type="float" office:value="0.0833333333333333" calcext:value-type="float">
            <text:p>00.0833333333</text:p>
          </table:table-cell>
          <table:table-cell table:formula="of:=([.D30]/([.D30]+[.G30]))" office:value-type="float" office:value="0.0769230769230769" calcext:value-type="float">
            <text:p>00.076923076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719300" calcext:value-type="float">
            <text:p>37193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C31]/[.B31])" office:value-type="float" office:value="0.00000241981017933482" calcext:value-type="float">
            <text:p>00.0000024198</text:p>
          </table:table-cell>
          <table:table-cell table:formula="of:=([.D31]/[.B31])" office:value-type="float" office:value="0" calcext:value-type="float">
            <text:p>00.0000000000</text:p>
          </table:table-cell>
          <table:table-cell table:formula="of:=([.E31]/[.B31])" office:value-type="float" office:value="0.000000268867797703869" calcext:value-type="float">
            <text:p>00.0000002689</text:p>
          </table:table-cell>
          <table:table-cell table:formula="of:=([.F31]/[.B31])" office:value-type="float" office:value="0" calcext:value-type="float">
            <text:p>00.0000000000</text:p>
          </table:table-cell>
          <table:table-cell table:formula="of:=([.G31]/[.B31])" office:value-type="float" office:value="0" calcext:value-type="float">
            <text:p>00.0000000000</text:p>
          </table:table-cell>
          <table:table-cell table:formula="of:=([.D31]/[.G31])" office:value-type="string" office:string-value="" calcext:value-type="error">
            <text:p>#DIV/0!</text:p>
          </table:table-cell>
          <table:table-cell table:formula="of:=([.D31]/([.D31]+[.G3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4408" calcext:value-type="float">
            <text:p>34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C32]/[.B32])" office:value-type="float" office:value="0.0000290630086026505" calcext:value-type="float">
            <text:p>00.0000290630</text:p>
          </table:table-cell>
          <table:table-cell table:formula="of:=([.D32]/[.B32])" office:value-type="float" office:value="0" calcext:value-type="float">
            <text:p>00.0000000000</text:p>
          </table:table-cell>
          <table:table-cell table:formula="of:=([.E32]/[.B32])" office:value-type="float" office:value="0.0000290630086026505" calcext:value-type="float">
            <text:p>00.0000290630</text:p>
          </table:table-cell>
          <table:table-cell table:formula="of:=([.F32]/[.B32])" office:value-type="float" office:value="0" calcext:value-type="float">
            <text:p>00.0000000000</text:p>
          </table:table-cell>
          <table:table-cell table:formula="of:=([.G32]/[.B32])" office:value-type="float" office:value="0" calcext:value-type="float">
            <text:p>00.0000000000</text:p>
          </table:table-cell>
          <table:table-cell table:formula="of:=([.D32]/[.G32])" office:value-type="string" office:string-value="" calcext:value-type="error">
            <text:p>#DIV/0!</text:p>
          </table:table-cell>
          <table:table-cell table:formula="of:=([.D32]/([.D32]+[.G3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46740" calcext:value-type="float">
            <text:p>1074674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C33]/[.B33])" office:value-type="float" office:value="0.00000418731633965277" calcext:value-type="float">
            <text:p>00.0000041873</text:p>
          </table:table-cell>
          <table:table-cell table:formula="of:=([.D33]/[.B33])" office:value-type="float" office:value="0" calcext:value-type="float">
            <text:p>00.0000000000</text:p>
          </table:table-cell>
          <table:table-cell table:formula="of:=([.E33]/[.B33])" office:value-type="float" office:value="0.000000093051474214506" calcext:value-type="float">
            <text:p>00.0000000931</text:p>
          </table:table-cell>
          <table:table-cell table:formula="of:=([.F33]/[.B33])" office:value-type="float" office:value="0" calcext:value-type="float">
            <text:p>00.0000000000</text:p>
          </table:table-cell>
          <table:table-cell table:formula="of:=([.G33]/[.B33])" office:value-type="float" office:value="0" calcext:value-type="float">
            <text:p>00.0000000000</text:p>
          </table:table-cell>
          <table:table-cell table:formula="of:=([.D33]/[.G33])" office:value-type="string" office:string-value="" calcext:value-type="error">
            <text:p>#DIV/0!</text:p>
          </table:table-cell>
          <table:table-cell table:formula="of:=([.D33]/([.D33]+[.G3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346700" calcext:value-type="float">
            <text:p>73467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([.C34]/[.B34])" office:value-type="float" office:value="0.0000147004777655274" calcext:value-type="float">
            <text:p>00.0000147005</text:p>
          </table:table-cell>
          <table:table-cell table:formula="of:=([.D34]/[.B34])" office:value-type="float" office:value="0.000000272231069731989" calcext:value-type="float">
            <text:p>00.0000002722</text:p>
          </table:table-cell>
          <table:table-cell table:formula="of:=([.E34]/[.B34])" office:value-type="float" office:value="0.000000272231069731989" calcext:value-type="float">
            <text:p>00.0000002722</text:p>
          </table:table-cell>
          <table:table-cell table:formula="of:=([.F34]/[.B34])" office:value-type="float" office:value="0.000000544462139463977" calcext:value-type="float">
            <text:p>00.0000005445</text:p>
          </table:table-cell>
          <table:table-cell table:formula="of:=([.G34]/[.B34])" office:value-type="float" office:value="0.00000694189227816571" calcext:value-type="float">
            <text:p>00.0000069419</text:p>
          </table:table-cell>
          <table:table-cell table:formula="of:=([.D34]/[.G34])" office:value-type="float" office:value="0.0392156862745098" calcext:value-type="float">
            <text:p>00.0392156863</text:p>
          </table:table-cell>
          <table:table-cell table:formula="of:=([.D34]/([.D34]+[.G34]))" office:value-type="float" office:value="0.0377358490566038" calcext:value-type="float">
            <text:p>00.037735849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70600" calcext:value-type="float">
            <text:p>41706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35]/[.B35])" office:value-type="float" office:value="0.00000239773653670935" calcext:value-type="float">
            <text:p>00.0000023977</text:p>
          </table:table-cell>
          <table:table-cell table:formula="of:=([.D35]/[.B35])" office:value-type="float" office:value="0" calcext:value-type="float">
            <text:p>00.0000000000</text:p>
          </table:table-cell>
          <table:table-cell table:formula="of:=([.E35]/[.B35])" office:value-type="float" office:value="0" calcext:value-type="float">
            <text:p>00.0000000000</text:p>
          </table:table-cell>
          <table:table-cell table:formula="of:=([.F35]/[.B35])" office:value-type="float" office:value="0" calcext:value-type="float">
            <text:p>00.0000000000</text:p>
          </table:table-cell>
          <table:table-cell table:formula="of:=([.G35]/[.B35])" office:value-type="float" office:value="0" calcext:value-type="float">
            <text:p>00.0000000000</text:p>
          </table:table-cell>
          <table:table-cell table:formula="of:=([.D35]/[.G35])" office:value-type="string" office:string-value="" calcext:value-type="error">
            <text:p>#DIV/0!</text:p>
          </table:table-cell>
          <table:table-cell table:formula="of:=([.D35]/([.D35]+[.G3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817958" calcext:value-type="float">
            <text:p>981795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C36]/[.B36])" office:value-type="float" office:value="0.000000203708347499551" calcext:value-type="float">
            <text:p>00.0000002037</text:p>
          </table:table-cell>
          <table:table-cell table:formula="of:=([.D36]/[.B36])" office:value-type="float" office:value="0" calcext:value-type="float">
            <text:p>00.0000000000</text:p>
          </table:table-cell>
          <table:table-cell table:formula="of:=([.E36]/[.B36])" office:value-type="float" office:value="0" calcext:value-type="float">
            <text:p>00.0000000000</text:p>
          </table:table-cell>
          <table:table-cell table:formula="of:=([.F36]/[.B36])" office:value-type="float" office:value="0" calcext:value-type="float">
            <text:p>00.0000000000</text:p>
          </table:table-cell>
          <table:table-cell table:formula="of:=([.G36]/[.B36])" office:value-type="float" office:value="0" calcext:value-type="float">
            <text:p>00.0000000000</text:p>
          </table:table-cell>
          <table:table-cell table:formula="of:=([.D36]/[.G36])" office:value-type="string" office:string-value="" calcext:value-type="error">
            <text:p>#DIV/0!</text:p>
          </table:table-cell>
          <table:table-cell table:formula="of:=([.D36]/([.D36]+[.G3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61115456" calcext:value-type="float">
            <text:p>26111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37]/[.B37])" office:value-type="float" office:value="0.0000000153188940297736" calcext:value-type="float">
            <text:p>00.0000000153</text:p>
          </table:table-cell>
          <table:table-cell table:formula="of:=([.D37]/[.B37])" office:value-type="float" office:value="0" calcext:value-type="float">
            <text:p>00.0000000000</text:p>
          </table:table-cell>
          <table:table-cell table:formula="of:=([.E37]/[.B37])" office:value-type="float" office:value="0" calcext:value-type="float">
            <text:p>00.0000000000</text:p>
          </table:table-cell>
          <table:table-cell table:formula="of:=([.F37]/[.B37])" office:value-type="float" office:value="0" calcext:value-type="float">
            <text:p>00.0000000000</text:p>
          </table:table-cell>
          <table:table-cell table:formula="of:=([.G37]/[.B37])" office:value-type="float" office:value="0" calcext:value-type="float">
            <text:p>00.0000000000</text:p>
          </table:table-cell>
          <table:table-cell table:formula="of:=([.D37]/[.G37])" office:value-type="string" office:string-value="" calcext:value-type="error">
            <text:p>#DIV/0!</text:p>
          </table:table-cell>
          <table:table-cell table:formula="of:=([.D37]/([.D37]+[.G3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24171354" calcext:value-type="float">
            <text:p>132417135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C38]/[.B38])" office:value-type="float" office:value="0.0000000226556781411841" calcext:value-type="float">
            <text:p>00.0000000227</text:p>
          </table:table-cell>
          <table:table-cell table:formula="of:=([.D38]/[.B38])" office:value-type="float" office:value="0" calcext:value-type="float">
            <text:p>00.0000000000</text:p>
          </table:table-cell>
          <table:table-cell table:formula="of:=([.E38]/[.B38])" office:value-type="float" office:value="0" calcext:value-type="float">
            <text:p>00.0000000000</text:p>
          </table:table-cell>
          <table:table-cell table:formula="of:=([.F38]/[.B38])" office:value-type="float" office:value="0" calcext:value-type="float">
            <text:p>00.0000000000</text:p>
          </table:table-cell>
          <table:table-cell table:formula="of:=([.G38]/[.B38])" office:value-type="float" office:value="0.00000000226556781411841" calcext:value-type="float">
            <text:p>00.0000000023</text:p>
          </table:table-cell>
          <table:table-cell table:formula="of:=([.D38]/[.G38])" office:value-type="float" office:value="0" calcext:value-type="float">
            <text:p>00.0000000000</text:p>
          </table:table-cell>
          <table:table-cell table:formula="of:=([.D38]/([.D38]+[.G38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773095" calcext:value-type="float">
            <text:p>477309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39]/[.B39])" office:value-type="float" office:value="0.00000377113801422348" calcext:value-type="float">
            <text:p>00.0000037711</text:p>
          </table:table-cell>
          <table:table-cell table:formula="of:=([.D39]/[.B39])" office:value-type="float" office:value="0" calcext:value-type="float">
            <text:p>00.0000000000</text:p>
          </table:table-cell>
          <table:table-cell table:formula="of:=([.E39]/[.B39])" office:value-type="float" office:value="0" calcext:value-type="float">
            <text:p>00.0000000000</text:p>
          </table:table-cell>
          <table:table-cell table:formula="of:=([.F39]/[.B39])" office:value-type="float" office:value="0" calcext:value-type="float">
            <text:p>00.0000000000</text:p>
          </table:table-cell>
          <table:table-cell table:formula="of:=([.G39]/[.B39])" office:value-type="float" office:value="0" calcext:value-type="float">
            <text:p>00.0000000000</text:p>
          </table:table-cell>
          <table:table-cell table:formula="of:=([.D39]/[.G39])" office:value-type="string" office:string-value="" calcext:value-type="error">
            <text:p>#DIV/0!</text:p>
          </table:table-cell>
          <table:table-cell table:formula="of:=([.D39]/([.D39]+[.G3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0277428" calcext:value-type="float">
            <text:p>80277428</text:p>
          </table:table-cell>
          <table:table-cell office:value-type="float" office:value="4747" calcext:value-type="float">
            <text:p>4747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 table:formula="of:=([.C40]/[.B40])" office:value-type="float" office:value="0.0000591324375763509" calcext:value-type="float">
            <text:p>00.0000591324</text:p>
          </table:table-cell>
          <table:table-cell table:formula="of:=([.D40]/[.B40])" office:value-type="float" office:value="0.00000154464340835633" calcext:value-type="float">
            <text:p>00.0000015446</text:p>
          </table:table-cell>
          <table:table-cell table:formula="of:=([.E40]/[.B40])" office:value-type="float" office:value="0" calcext:value-type="float">
            <text:p>00.0000000000</text:p>
          </table:table-cell>
          <table:table-cell table:formula="of:=([.F40]/[.B40])" office:value-type="float" office:value="0" calcext:value-type="float">
            <text:p>00.0000000000</text:p>
          </table:table-cell>
          <table:table-cell table:formula="of:=([.G40]/[.B40])" office:value-type="float" office:value="0.0000113730599341075" calcext:value-type="float">
            <text:p>00.0000113731</text:p>
          </table:table-cell>
          <table:table-cell table:formula="of:=([.D40]/[.G40])" office:value-type="float" office:value="0.135815991237678" calcext:value-type="float">
            <text:p>00.1358159912</text:p>
          </table:table-cell>
          <table:table-cell table:formula="of:=([.D40]/([.D40]+[.G40]))" office:value-type="float" office:value="0.119575699132112" calcext:value-type="float">
            <text:p>00.119575699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7202572" calcext:value-type="float">
            <text:p>3720257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([.C41]/[.B41])" office:value-type="float" office:value="0.000000940795168678123" calcext:value-type="float">
            <text:p>00.0000009408</text:p>
          </table:table-cell>
          <table:table-cell table:formula="of:=([.D41]/[.B41])" office:value-type="float" office:value="0.0000000537597239244642" calcext:value-type="float">
            <text:p>00.0000000538</text:p>
          </table:table-cell>
          <table:table-cell table:formula="of:=([.E41]/[.B41])" office:value-type="float" office:value="0" calcext:value-type="float">
            <text:p>00.0000000000</text:p>
          </table:table-cell>
          <table:table-cell table:formula="of:=([.F41]/[.B41])" office:value-type="float" office:value="0" calcext:value-type="float">
            <text:p>00.0000000000</text:p>
          </table:table-cell>
          <table:table-cell table:formula="of:=([.G41]/[.B41])" office:value-type="float" office:value="0" calcext:value-type="float">
            <text:p>00.0000000000</text:p>
          </table:table-cell>
          <table:table-cell table:formula="of:=([.D41]/[.G41])" office:value-type="string" office:string-value="" calcext:value-type="error">
            <text:p>#DIV/0!</text:p>
          </table:table-cell>
          <table:table-cell table:formula="of:=([.D41]/([.D41]+[.G41]))" office:value-type="float" office:value="1" calcext:value-type="float">
            <text:p>01.000000000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34252" calcext:value-type="float">
            <text:p>33425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42]/[.B42])" office:value-type="float" office:value="0.000101719660615344" calcext:value-type="float">
            <text:p>00.0001017197</text:p>
          </table:table-cell>
          <table:table-cell table:formula="of:=([.D42]/[.B42])" office:value-type="float" office:value="0" calcext:value-type="float">
            <text:p>00.0000000000</text:p>
          </table:table-cell>
          <table:table-cell table:formula="of:=([.E42]/[.B42])" office:value-type="float" office:value="0" calcext:value-type="float">
            <text:p>00.0000000000</text:p>
          </table:table-cell>
          <table:table-cell table:formula="of:=([.F42]/[.B42])" office:value-type="float" office:value="0" calcext:value-type="float">
            <text:p>00.0000000000</text:p>
          </table:table-cell>
          <table:table-cell table:formula="of:=([.G42]/[.B42])" office:value-type="float" office:value="0" calcext:value-type="float">
            <text:p>00.0000000000</text:p>
          </table:table-cell>
          <table:table-cell table:formula="of:=([.D42]/[.G42])" office:value-type="string" office:string-value="" calcext:value-type="error">
            <text:p>#DIV/0!</text:p>
          </table:table-cell>
          <table:table-cell table:formula="of:=([.D42]/([.D42]+[.G4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547100" calcext:value-type="float">
            <text:p>8547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43]/[.B43])" office:value-type="float" office:value="0.00000198897871792772" calcext:value-type="float">
            <text:p>00.0000019890</text:p>
          </table:table-cell>
          <table:table-cell table:formula="of:=([.D43]/[.B43])" office:value-type="float" office:value="0" calcext:value-type="float">
            <text:p>00.0000000000</text:p>
          </table:table-cell>
          <table:table-cell table:formula="of:=([.E43]/[.B43])" office:value-type="float" office:value="0" calcext:value-type="float">
            <text:p>00.0000000000</text:p>
          </table:table-cell>
          <table:table-cell table:formula="of:=([.F43]/[.B43])" office:value-type="float" office:value="0" calcext:value-type="float">
            <text:p>00.0000000000</text:p>
          </table:table-cell>
          <table:table-cell table:formula="of:=([.G43]/[.B43])" office:value-type="float" office:value="0" calcext:value-type="float">
            <text:p>00.0000000000</text:p>
          </table:table-cell>
          <table:table-cell table:formula="of:=([.D43]/[.G43])" office:value-type="string" office:string-value="" calcext:value-type="error">
            <text:p>#DIV/0!</text:p>
          </table:table-cell>
          <table:table-cell table:formula="of:=([.D43]/([.D43]+[.G4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600590" calcext:value-type="float">
            <text:p>60600590</text:p>
          </table:table-cell>
          <table:table-cell office:value-type="float" office:value="4636" calcext:value-type="float">
            <text:p>4636</text:p>
          </table:table-cell>
          <table:table-cell office:value-type="float" office:value="197" calcext:value-type="float">
            <text:p>197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523" calcext:value-type="float">
            <text:p>523</text:p>
          </table:table-cell>
          <table:table-cell table:formula="of:=([.C44]/[.B44])" office:value-type="float" office:value="0.0000765009053542218" calcext:value-type="float">
            <text:p>00.0000765009</text:p>
          </table:table-cell>
          <table:table-cell table:formula="of:=([.D44]/[.B44])" office:value-type="float" office:value="0.00000325079343286922" calcext:value-type="float">
            <text:p>00.0000032508</text:p>
          </table:table-cell>
          <table:table-cell table:formula="of:=([.E44]/[.B44])" office:value-type="float" office:value="0.00000762368815221106" calcext:value-type="float">
            <text:p>00.0000076237</text:p>
          </table:table-cell>
          <table:table-cell table:formula="of:=([.F44]/[.B44])" office:value-type="float" office:value="0" calcext:value-type="float">
            <text:p>00.0000000000</text:p>
          </table:table-cell>
          <table:table-cell table:formula="of:=([.G44]/[.B44])" office:value-type="float" office:value="0.00000863027901213503" calcext:value-type="float">
            <text:p>00.0000086303</text:p>
          </table:table-cell>
          <table:table-cell table:formula="of:=([.D44]/[.G44])" office:value-type="float" office:value="0.376673040152964" calcext:value-type="float">
            <text:p>00.3766730402</text:p>
          </table:table-cell>
          <table:table-cell table:formula="of:=([.D44]/([.D44]+[.G44]))" office:value-type="float" office:value="0.273611111111111" calcext:value-type="float">
            <text:p>00.273611111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9455802" calcext:value-type="float">
            <text:p>9455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45]/[.B45])" office:value-type="float" office:value="0.000000105755175499656" calcext:value-type="float">
            <text:p>00.0000001058</text:p>
          </table:table-cell>
          <table:table-cell table:formula="of:=([.D45]/[.B45])" office:value-type="float" office:value="0" calcext:value-type="float">
            <text:p>00.0000000000</text:p>
          </table:table-cell>
          <table:table-cell table:formula="of:=([.E45]/[.B45])" office:value-type="float" office:value="0" calcext:value-type="float">
            <text:p>00.0000000000</text:p>
          </table:table-cell>
          <table:table-cell table:formula="of:=([.F45]/[.B45])" office:value-type="float" office:value="0" calcext:value-type="float">
            <text:p>00.0000000000</text:p>
          </table:table-cell>
          <table:table-cell table:formula="of:=([.G45]/[.B45])" office:value-type="float" office:value="0" calcext:value-type="float">
            <text:p>00.0000000000</text:p>
          </table:table-cell>
          <table:table-cell table:formula="of:=([.D45]/[.G45])" office:value-type="string" office:string-value="" calcext:value-type="error">
            <text:p>#DIV/0!</text:p>
          </table:table-cell>
          <table:table-cell table:formula="of:=([.D45]/([.D45]+[.G4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994511" calcext:value-type="float">
            <text:p>126994511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C46]/[.B46])" office:value-type="float" office:value="0.00000275602462849753" calcext:value-type="float">
            <text:p>00.0000027560</text:p>
          </table:table-cell>
          <table:table-cell table:formula="of:=([.D46]/[.B46])" office:value-type="float" office:value="0.000000047246136488529" calcext:value-type="float">
            <text:p>00.0000000472</text:p>
          </table:table-cell>
          <table:table-cell table:formula="of:=([.E46]/[.B46])" office:value-type="float" office:value="0.000000228356326361224" calcext:value-type="float">
            <text:p>00.0000002284</text:p>
          </table:table-cell>
          <table:table-cell table:formula="of:=([.F46]/[.B46])" office:value-type="float" office:value="0" calcext:value-type="float">
            <text:p>00.0000000000</text:p>
          </table:table-cell>
          <table:table-cell table:formula="of:=([.G46]/[.B46])" office:value-type="float" office:value="0.000000078743560814215" calcext:value-type="float">
            <text:p>00.0000000787</text:p>
          </table:table-cell>
          <table:table-cell table:formula="of:=([.D46]/[.G46])" office:value-type="float" office:value="0.6" calcext:value-type="float">
            <text:p>00.6000000000</text:p>
          </table:table-cell>
          <table:table-cell table:formula="of:=([.D46]/([.D46]+[.G46]))" office:value-type="float" office:value="0.375" calcext:value-type="float">
            <text:p>00.375000000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5762370" calcext:value-type="float">
            <text:p>15762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C47]/[.B47])" office:value-type="float" office:value="0.0000000634422361611864" calcext:value-type="float">
            <text:p>00.0000000634</text:p>
          </table:table-cell>
          <table:table-cell table:formula="of:=([.D47]/[.B47])" office:value-type="float" office:value="0" calcext:value-type="float">
            <text:p>00.0000000000</text:p>
          </table:table-cell>
          <table:table-cell table:formula="of:=([.E47]/[.B47])" office:value-type="float" office:value="0" calcext:value-type="float">
            <text:p>00.0000000000</text:p>
          </table:table-cell>
          <table:table-cell table:formula="of:=([.F47]/[.B47])" office:value-type="float" office:value="0" calcext:value-type="float">
            <text:p>00.0000000000</text:p>
          </table:table-cell>
          <table:table-cell table:formula="of:=([.G47]/[.B47])" office:value-type="float" office:value="0.0000000634422361611864" calcext:value-type="float">
            <text:p>00.0000000634</text:p>
          </table:table-cell>
          <table:table-cell table:formula="of:=([.D47]/[.G47])" office:value-type="float" office:value="0" calcext:value-type="float">
            <text:p>00.0000000000</text:p>
          </table:table-cell>
          <table:table-cell table:formula="of:=([.D47]/([.D47]+[.G47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45707" calcext:value-type="float">
            <text:p>51245707</text:p>
          </table:table-cell>
          <table:table-cell office:value-type="float" office:value="6593" calcext:value-type="float">
            <text:p>659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table:formula="of:=([.C48]/[.B48])" office:value-type="float" office:value="0.000128654679308064" calcext:value-type="float">
            <text:p>00.0001286547</text:p>
          </table:table-cell>
          <table:table-cell table:formula="of:=([.D48]/[.B48])" office:value-type="float" office:value="0.000000819580848011327" calcext:value-type="float">
            <text:p>00.0000008196</text:p>
          </table:table-cell>
          <table:table-cell table:formula="of:=([.E48]/[.B48])" office:value-type="float" office:value="0.000000526873402292996" calcext:value-type="float">
            <text:p>00.0000005269</text:p>
          </table:table-cell>
          <table:table-cell table:formula="of:=([.F48]/[.B48])" office:value-type="float" office:value="0.000000487845742863885" calcext:value-type="float">
            <text:p>00.0000004878</text:p>
          </table:table-cell>
          <table:table-cell table:formula="of:=([.G48]/[.B48])" office:value-type="float" office:value="0.00000210749360917198" calcext:value-type="float">
            <text:p>00.0000021075</text:p>
          </table:table-cell>
          <table:table-cell table:formula="of:=([.D48]/[.G48])" office:value-type="float" office:value="0.388888888888889" calcext:value-type="float">
            <text:p>00.3888888889</text:p>
          </table:table-cell>
          <table:table-cell table:formula="of:=([.D48]/([.D48]+[.G48]))" office:value-type="float" office:value="0.28" calcext:value-type="float">
            <text:p>00.2800000000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052584" calcext:value-type="float">
            <text:p>4052584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C49]/[.B49])" office:value-type="float" office:value="0.0000143118563365991" calcext:value-type="float">
            <text:p>00.0000143119</text:p>
          </table:table-cell>
          <table:table-cell table:formula="of:=([.D49]/[.B49])" office:value-type="float" office:value="0" calcext:value-type="float">
            <text:p>00.0000000000</text:p>
          </table:table-cell>
          <table:table-cell table:formula="of:=([.E49]/[.B49])" office:value-type="float" office:value="0" calcext:value-type="float">
            <text:p>00.0000000000</text:p>
          </table:table-cell>
          <table:table-cell table:formula="of:=([.F49]/[.B49])" office:value-type="float" office:value="0" calcext:value-type="float">
            <text:p>00.0000000000</text:p>
          </table:table-cell>
          <table:table-cell table:formula="of:=([.G49]/[.B49])" office:value-type="float" office:value="0" calcext:value-type="float">
            <text:p>00.0000000000</text:p>
          </table:table-cell>
          <table:table-cell table:formula="of:=([.D49]/[.G49])" office:value-type="string" office:string-value="" calcext:value-type="error">
            <text:p>#DIV/0!</text:p>
          </table:table-cell>
          <table:table-cell table:formula="of:=([.D49]/([.D49]+[.G4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006668" calcext:value-type="float">
            <text:p>600666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([.C50]/[.B50])" office:value-type="float" office:value="0.00000266370640095307" calcext:value-type="float">
            <text:p>00.0000026637</text:p>
          </table:table-cell>
          <table:table-cell table:formula="of:=([.D50]/[.B50])" office:value-type="float" office:value="0" calcext:value-type="float">
            <text:p>00.0000000000</text:p>
          </table:table-cell>
          <table:table-cell table:formula="of:=([.E50]/[.B50])" office:value-type="float" office:value="0" calcext:value-type="float">
            <text:p>00.0000000000</text:p>
          </table:table-cell>
          <table:table-cell table:formula="of:=([.F50]/[.B50])" office:value-type="float" office:value="0.000000166481650059567" calcext:value-type="float">
            <text:p>00.0000001665</text:p>
          </table:table-cell>
          <table:table-cell table:formula="of:=([.G50]/[.B50])" office:value-type="float" office:value="0" calcext:value-type="float">
            <text:p>00.0000000000</text:p>
          </table:table-cell>
          <table:table-cell table:formula="of:=([.D50]/[.G50])" office:value-type="string" office:string-value="" calcext:value-type="error">
            <text:p>#DIV/0!</text:p>
          </table:table-cell>
          <table:table-cell table:formula="of:=([.D50]/([.D50]+[.G50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7666" calcext:value-type="float">
            <text:p>376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51]/[.B51])" office:value-type="float" office:value="0.0000265491424626985" calcext:value-type="float">
            <text:p>00.0000265491</text:p>
          </table:table-cell>
          <table:table-cell table:formula="of:=([.D51]/[.B51])" office:value-type="float" office:value="0" calcext:value-type="float">
            <text:p>00.0000000000</text:p>
          </table:table-cell>
          <table:table-cell table:formula="of:=([.E51]/[.B51])" office:value-type="float" office:value="0" calcext:value-type="float">
            <text:p>00.0000000000</text:p>
          </table:table-cell>
          <table:table-cell table:formula="of:=([.F51]/[.B51])" office:value-type="float" office:value="0" calcext:value-type="float">
            <text:p>00.0000000000</text:p>
          </table:table-cell>
          <table:table-cell table:formula="of:=([.G51]/[.B51])" office:value-type="float" office:value="0" calcext:value-type="float">
            <text:p>00.0000000000</text:p>
          </table:table-cell>
          <table:table-cell table:formula="of:=([.D51]/[.G51])" office:value-type="string" office:string-value="" calcext:value-type="error">
            <text:p>#DIV/0!</text:p>
          </table:table-cell>
          <table:table-cell table:formula="of:=([.D51]/([.D51]+[.G5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203000" calcext:value-type="float">
            <text:p>2120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C52]/[.B52])" office:value-type="float" office:value="0.0000000471631372918927" calcext:value-type="float">
            <text:p>00.0000000472</text:p>
          </table:table-cell>
          <table:table-cell table:formula="of:=([.D52]/[.B52])" office:value-type="float" office:value="0" calcext:value-type="float">
            <text:p>00.0000000000</text:p>
          </table:table-cell>
          <table:table-cell table:formula="of:=([.E52]/[.B52])" office:value-type="float" office:value="0" calcext:value-type="float">
            <text:p>00.0000000000</text:p>
          </table:table-cell>
          <table:table-cell table:formula="of:=([.F52]/[.B52])" office:value-type="float" office:value="0" calcext:value-type="float">
            <text:p>00.0000000000</text:p>
          </table:table-cell>
          <table:table-cell table:formula="of:=([.G52]/[.B52])" office:value-type="float" office:value="0.0000000471631372918927" calcext:value-type="float">
            <text:p>00.0000000472</text:p>
          </table:table-cell>
          <table:table-cell table:formula="of:=([.D52]/[.G52])" office:value-type="float" office:value="0" calcext:value-type="float">
            <text:p>00.0000000000</text:p>
          </table:table-cell>
          <table:table-cell table:formula="of:=([.D52]/([.D52]+[.G52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872298" calcext:value-type="float">
            <text:p>2872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53]/[.B53])" office:value-type="float" office:value="0.000000348153290501194" calcext:value-type="float">
            <text:p>00.0000003482</text:p>
          </table:table-cell>
          <table:table-cell table:formula="of:=([.D53]/[.B53])" office:value-type="float" office:value="0" calcext:value-type="float">
            <text:p>00.0000000000</text:p>
          </table:table-cell>
          <table:table-cell table:formula="of:=([.E53]/[.B53])" office:value-type="float" office:value="0" calcext:value-type="float">
            <text:p>00.0000000000</text:p>
          </table:table-cell>
          <table:table-cell table:formula="of:=([.F53]/[.B53])" office:value-type="float" office:value="0" calcext:value-type="float">
            <text:p>00.0000000000</text:p>
          </table:table-cell>
          <table:table-cell table:formula="of:=([.G53]/[.B53])" office:value-type="float" office:value="0" calcext:value-type="float">
            <text:p>00.0000000000</text:p>
          </table:table-cell>
          <table:table-cell table:formula="of:=([.D53]/[.G53])" office:value-type="string" office:string-value="" calcext:value-type="error">
            <text:p>#DIV/0!</text:p>
          </table:table-cell>
          <table:table-cell table:formula="of:=([.D53]/([.D53]+[.G5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582972" calcext:value-type="float">
            <text:p>5829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54]/[.B54])" office:value-type="float" office:value="0.00000343069650000343" calcext:value-type="float">
            <text:p>00.0000034307</text:p>
          </table:table-cell>
          <table:table-cell table:formula="of:=([.D54]/[.B54])" office:value-type="float" office:value="0" calcext:value-type="float">
            <text:p>00.0000000000</text:p>
          </table:table-cell>
          <table:table-cell table:formula="of:=([.E54]/[.B54])" office:value-type="float" office:value="0" calcext:value-type="float">
            <text:p>00.0000000000</text:p>
          </table:table-cell>
          <table:table-cell table:formula="of:=([.F54]/[.B54])" office:value-type="float" office:value="0" calcext:value-type="float">
            <text:p>00.0000000000</text:p>
          </table:table-cell>
          <table:table-cell table:formula="of:=([.G54]/[.B54])" office:value-type="float" office:value="0" calcext:value-type="float">
            <text:p>00.0000000000</text:p>
          </table:table-cell>
          <table:table-cell table:formula="of:=([.D54]/[.G54])" office:value-type="string" office:string-value="" calcext:value-type="error">
            <text:p>#DIV/0!</text:p>
          </table:table-cell>
          <table:table-cell table:formula="of:=([.D54]/([.D54]+[.G54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960424" calcext:value-type="float">
            <text:p>19604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55]/[.B55])" office:value-type="float" office:value="0.000000510093734824712" calcext:value-type="float">
            <text:p>00.0000005101</text:p>
          </table:table-cell>
          <table:table-cell table:formula="of:=([.D55]/[.B55])" office:value-type="float" office:value="0" calcext:value-type="float">
            <text:p>00.0000000000</text:p>
          </table:table-cell>
          <table:table-cell table:formula="of:=([.E55]/[.B55])" office:value-type="float" office:value="0" calcext:value-type="float">
            <text:p>00.0000000000</text:p>
          </table:table-cell>
          <table:table-cell table:formula="of:=([.F55]/[.B55])" office:value-type="float" office:value="0" calcext:value-type="float">
            <text:p>00.0000000000</text:p>
          </table:table-cell>
          <table:table-cell table:formula="of:=([.G55]/[.B55])" office:value-type="float" office:value="0" calcext:value-type="float">
            <text:p>00.0000000000</text:p>
          </table:table-cell>
          <table:table-cell table:formula="of:=([.D55]/[.G55])" office:value-type="string" office:string-value="" calcext:value-type="error">
            <text:p>#DIV/0!</text:p>
          </table:table-cell>
          <table:table-cell table:formula="of:=([.D55]/([.D55]+[.G55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5276786" calcext:value-type="float">
            <text:p>352767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56]/[.B56])" office:value-type="float" office:value="0.0000000566945072603836" calcext:value-type="float">
            <text:p>00.0000000567</text:p>
          </table:table-cell>
          <table:table-cell table:formula="of:=([.D56]/[.B56])" office:value-type="float" office:value="0" calcext:value-type="float">
            <text:p>00.0000000000</text:p>
          </table:table-cell>
          <table:table-cell table:formula="of:=([.E56]/[.B56])" office:value-type="float" office:value="0" calcext:value-type="float">
            <text:p>00.0000000000</text:p>
          </table:table-cell>
          <table:table-cell table:formula="of:=([.F56]/[.B56])" office:value-type="float" office:value="0" calcext:value-type="float">
            <text:p>00.0000000000</text:p>
          </table:table-cell>
          <table:table-cell table:formula="of:=([.G56]/[.B56])" office:value-type="float" office:value="0" calcext:value-type="float">
            <text:p>00.0000000000</text:p>
          </table:table-cell>
          <table:table-cell table:formula="of:=([.D56]/[.G56])" office:value-type="string" office:string-value="" calcext:value-type="error">
            <text:p>#DIV/0!</text:p>
          </table:table-cell>
          <table:table-cell table:formula="of:=([.D56]/([.D56]+[.G5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8499" calcext:value-type="float">
            <text:p>384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57]/[.B57])" office:value-type="float" office:value="0.0000259747006415751" calcext:value-type="float">
            <text:p>00.0000259747</text:p>
          </table:table-cell>
          <table:table-cell table:formula="of:=([.D57]/[.B57])" office:value-type="float" office:value="0" calcext:value-type="float">
            <text:p>00.0000000000</text:p>
          </table:table-cell>
          <table:table-cell table:formula="of:=([.E57]/[.B57])" office:value-type="float" office:value="0" calcext:value-type="float">
            <text:p>00.0000000000</text:p>
          </table:table-cell>
          <table:table-cell table:formula="of:=([.F57]/[.B57])" office:value-type="float" office:value="0" calcext:value-type="float">
            <text:p>00.0000000000</text:p>
          </table:table-cell>
          <table:table-cell table:formula="of:=([.G57]/[.B57])" office:value-type="float" office:value="0" calcext:value-type="float">
            <text:p>00.0000000000</text:p>
          </table:table-cell>
          <table:table-cell table:formula="of:=([.D57]/[.G57])" office:value-type="string" office:string-value="" calcext:value-type="error">
            <text:p>#DIV/0!</text:p>
          </table:table-cell>
          <table:table-cell table:formula="of:=([.D57]/([.D57]+[.G5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7540423" calcext:value-type="float">
            <text:p>1275404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C58]/[.B58])" office:value-type="float" office:value="0.0000000392032571508721" calcext:value-type="float">
            <text:p>00.0000000392</text:p>
          </table:table-cell>
          <table:table-cell table:formula="of:=([.D58]/[.B58])" office:value-type="float" office:value="0" calcext:value-type="float">
            <text:p>00.0000000000</text:p>
          </table:table-cell>
          <table:table-cell table:formula="of:=([.E58]/[.B58])" office:value-type="float" office:value="0" calcext:value-type="float">
            <text:p>00.0000000000</text:p>
          </table:table-cell>
          <table:table-cell table:formula="of:=([.F58]/[.B58])" office:value-type="float" office:value="0" calcext:value-type="float">
            <text:p>00.0000000000</text:p>
          </table:table-cell>
          <table:table-cell table:formula="of:=([.G58]/[.B58])" office:value-type="float" office:value="0.00000000784065143017442" calcext:value-type="float">
            <text:p>00.0000000078</text:p>
          </table:table-cell>
          <table:table-cell table:formula="of:=([.D58]/[.G58])" office:value-type="float" office:value="0" calcext:value-type="float">
            <text:p>00.0000000000</text:p>
          </table:table-cell>
          <table:table-cell table:formula="of:=([.D58]/([.D58]+[.G58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1187265" calcext:value-type="float">
            <text:p>3118726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([.C59]/[.B59])" office:value-type="float" office:value="0.00000266134269869448" calcext:value-type="float">
            <text:p>00.0000026613</text:p>
          </table:table-cell>
          <table:table-cell table:formula="of:=([.D59]/[.B59])" office:value-type="float" office:value="0" calcext:value-type="float">
            <text:p>00.0000000000</text:p>
          </table:table-cell>
          <table:table-cell table:formula="of:=([.E59]/[.B59])" office:value-type="float" office:value="0" calcext:value-type="float">
            <text:p>00.0000000000</text:p>
          </table:table-cell>
          <table:table-cell table:formula="of:=([.F59]/[.B59])" office:value-type="float" office:value="0" calcext:value-type="float">
            <text:p>00.0000000000</text:p>
          </table:table-cell>
          <table:table-cell table:formula="of:=([.G59]/[.B59])" office:value-type="float" office:value="0.000000737480506867146" calcext:value-type="float">
            <text:p>00.0000007375</text:p>
          </table:table-cell>
          <table:table-cell table:formula="of:=([.D59]/[.G59])" office:value-type="float" office:value="0" calcext:value-type="float">
            <text:p>00.0000000000</text:p>
          </table:table-cell>
          <table:table-cell table:formula="of:=([.D59]/([.D59]+[.G59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185989640" calcext:value-type="float">
            <text:p>1859896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60]/[.B60])" office:value-type="float" office:value="0.00000000537664355928642" calcext:value-type="float">
            <text:p>00.0000000054</text:p>
          </table:table-cell>
          <table:table-cell table:formula="of:=([.D60]/[.B60])" office:value-type="float" office:value="0" calcext:value-type="float">
            <text:p>00.0000000000</text:p>
          </table:table-cell>
          <table:table-cell table:formula="of:=([.E60]/[.B60])" office:value-type="float" office:value="0" calcext:value-type="float">
            <text:p>00.0000000000</text:p>
          </table:table-cell>
          <table:table-cell table:formula="of:=([.F60]/[.B60])" office:value-type="float" office:value="0" calcext:value-type="float">
            <text:p>00.0000000000</text:p>
          </table:table-cell>
          <table:table-cell table:formula="of:=([.G60]/[.B60])" office:value-type="float" office:value="0" calcext:value-type="float">
            <text:p>00.0000000000</text:p>
          </table:table-cell>
          <table:table-cell table:formula="of:=([.D60]/[.G60])" office:value-type="string" office:string-value="" calcext:value-type="error">
            <text:p>#DIV/0!</text:p>
          </table:table-cell>
          <table:table-cell table:formula="of:=([.D60]/([.D60]+[.G60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018408" calcext:value-type="float">
            <text:p>1701840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[.C61]/[.B61])" office:value-type="float" office:value="0.00000752126755922176" calcext:value-type="float">
            <text:p>00.0000075213</text:p>
          </table:table-cell>
          <table:table-cell table:formula="of:=([.D61]/[.B61])" office:value-type="float" office:value="0.00000005875990280642" calcext:value-type="float">
            <text:p>00.0000000588</text:p>
          </table:table-cell>
          <table:table-cell table:formula="of:=([.E61]/[.B61])" office:value-type="float" office:value="0.00000005875990280642" calcext:value-type="float">
            <text:p>00.0000000588</text:p>
          </table:table-cell>
          <table:table-cell table:formula="of:=([.F61]/[.B61])" office:value-type="float" office:value="0" calcext:value-type="float">
            <text:p>00.0000000000</text:p>
          </table:table-cell>
          <table:table-cell table:formula="of:=([.G61]/[.B61])" office:value-type="float" office:value="0" calcext:value-type="float">
            <text:p>00.0000000000</text:p>
          </table:table-cell>
          <table:table-cell table:formula="of:=([.D61]/[.G61])" office:value-type="string" office:string-value="" calcext:value-type="error">
            <text:p>#DIV/0!</text:p>
          </table:table-cell>
          <table:table-cell table:formula="of:=([.D61]/([.D61]+[.G61]))" office:value-type="float" office:value="1" calcext:value-type="float">
            <text:p>01.000000000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232929" calcext:value-type="float">
            <text:p>523292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62]/[.B62])" office:value-type="float" office:value="0.0000193008542634536" calcext:value-type="float">
            <text:p>00.0000193009</text:p>
          </table:table-cell>
          <table:table-cell table:formula="of:=([.D62]/[.B62])" office:value-type="float" office:value="0" calcext:value-type="float">
            <text:p>00.0000000000</text:p>
          </table:table-cell>
          <table:table-cell table:formula="of:=([.E62]/[.B62])" office:value-type="float" office:value="0" calcext:value-type="float">
            <text:p>00.0000000000</text:p>
          </table:table-cell>
          <table:table-cell table:formula="of:=([.F62]/[.B62])" office:value-type="float" office:value="0" calcext:value-type="float">
            <text:p>00.0000000000</text:p>
          </table:table-cell>
          <table:table-cell table:formula="of:=([.G62]/[.B62])" office:value-type="float" office:value="0" calcext:value-type="float">
            <text:p>00.0000000000</text:p>
          </table:table-cell>
          <table:table-cell table:formula="of:=([.D62]/[.G62])" office:value-type="string" office:string-value="" calcext:value-type="error">
            <text:p>#DIV/0!</text:p>
          </table:table-cell>
          <table:table-cell table:formula="of:=([.D62]/([.D62]+[.G6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8982771" calcext:value-type="float">
            <text:p>289827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C63]/[.B63])" office:value-type="float" office:value="0.0000000345032571247242" calcext:value-type="float">
            <text:p>00.0000000345</text:p>
          </table:table-cell>
          <table:table-cell table:formula="of:=([.D63]/[.B63])" office:value-type="float" office:value="0" calcext:value-type="float">
            <text:p>00.0000000000</text:p>
          </table:table-cell>
          <table:table-cell table:formula="of:=([.E63]/[.B63])" office:value-type="float" office:value="0" calcext:value-type="float">
            <text:p>00.0000000000</text:p>
          </table:table-cell>
          <table:table-cell table:formula="of:=([.F63]/[.B63])" office:value-type="float" office:value="0" calcext:value-type="float">
            <text:p>00.0000000000</text:p>
          </table:table-cell>
          <table:table-cell table:formula="of:=([.G63]/[.B63])" office:value-type="float" office:value="0.0000000345032571247242" calcext:value-type="float">
            <text:p>00.0000000345</text:p>
          </table:table-cell>
          <table:table-cell table:formula="of:=([.D63]/[.G63])" office:value-type="float" office:value="0" calcext:value-type="float">
            <text:p>00.0000000000</text:p>
          </table:table-cell>
          <table:table-cell table:formula="of:=([.D63]/([.D63]+[.G63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692700" calcext:value-type="float">
            <text:p>46927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64]/[.B64])" office:value-type="float" office:value="0.000000852387751188016" calcext:value-type="float">
            <text:p>00.0000008524</text:p>
          </table:table-cell>
          <table:table-cell table:formula="of:=([.D64]/[.B64])" office:value-type="float" office:value="0" calcext:value-type="float">
            <text:p>00.0000000000</text:p>
          </table:table-cell>
          <table:table-cell table:formula="of:=([.E64]/[.B64])" office:value-type="float" office:value="0" calcext:value-type="float">
            <text:p>00.0000000000</text:p>
          </table:table-cell>
          <table:table-cell table:formula="of:=([.F64]/[.B64])" office:value-type="float" office:value="0" calcext:value-type="float">
            <text:p>00.0000000000</text:p>
          </table:table-cell>
          <table:table-cell table:formula="of:=([.G64]/[.B64])" office:value-type="float" office:value="0" calcext:value-type="float">
            <text:p>00.0000000000</text:p>
          </table:table-cell>
          <table:table-cell table:formula="of:=([.D64]/[.G64])" office:value-type="string" office:string-value="" calcext:value-type="error">
            <text:p>#DIV/0!</text:p>
          </table:table-cell>
          <table:table-cell table:formula="of:=([.D64]/([.D64]+[.G64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4424762" calcext:value-type="float">
            <text:p>44247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C65]/[.B65])" office:value-type="float" office:value="0.00000361601369745989" calcext:value-type="float">
            <text:p>00.0000036160</text:p>
          </table:table-cell>
          <table:table-cell table:formula="of:=([.D65]/[.B65])" office:value-type="float" office:value="0" calcext:value-type="float">
            <text:p>00.0000000000</text:p>
          </table:table-cell>
          <table:table-cell table:formula="of:=([.E65]/[.B65])" office:value-type="float" office:value="0" calcext:value-type="float">
            <text:p>00.0000000000</text:p>
          </table:table-cell>
          <table:table-cell table:formula="of:=([.F65]/[.B65])" office:value-type="float" office:value="0" calcext:value-type="float">
            <text:p>00.0000000000</text:p>
          </table:table-cell>
          <table:table-cell table:formula="of:=([.G65]/[.B65])" office:value-type="float" office:value="0.000000452001712182486" calcext:value-type="float">
            <text:p>00.0000004520</text:p>
          </table:table-cell>
          <table:table-cell table:formula="of:=([.D65]/[.G65])" office:value-type="float" office:value="0" calcext:value-type="float">
            <text:p>00.0000000000</text:p>
          </table:table-cell>
          <table:table-cell table:formula="of:=([.D65]/([.D65]+[.G65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93203476" calcext:value-type="float">
            <text:p>1932034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66]/[.B66])" office:value-type="float" office:value="0.0000000258794515684594" calcext:value-type="float">
            <text:p>00.0000000259</text:p>
          </table:table-cell>
          <table:table-cell table:formula="of:=([.D66]/[.B66])" office:value-type="float" office:value="0" calcext:value-type="float">
            <text:p>00.0000000000</text:p>
          </table:table-cell>
          <table:table-cell table:formula="of:=([.E66]/[.B66])" office:value-type="float" office:value="0" calcext:value-type="float">
            <text:p>00.0000000000</text:p>
          </table:table-cell>
          <table:table-cell table:formula="of:=([.F66]/[.B66])" office:value-type="float" office:value="0" calcext:value-type="float">
            <text:p>00.0000000000</text:p>
          </table:table-cell>
          <table:table-cell table:formula="of:=([.G66]/[.B66])" office:value-type="float" office:value="0" calcext:value-type="float">
            <text:p>00.0000000000</text:p>
          </table:table-cell>
          <table:table-cell table:formula="of:=([.D66]/[.G66])" office:value-type="string" office:string-value="" calcext:value-type="error">
            <text:p>#DIV/0!</text:p>
          </table:table-cell>
          <table:table-cell table:formula="of:=([.D66]/([.D66]+[.G6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3320222" calcext:value-type="float">
            <text:p>1033202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C67]/[.B67])" office:value-type="float" office:value="0.0000000483932370954449" calcext:value-type="float">
            <text:p>00.0000000484</text:p>
          </table:table-cell>
          <table:table-cell table:formula="of:=([.D67]/[.B67])" office:value-type="float" office:value="0.00000000967864741908898" calcext:value-type="float">
            <text:p>00.0000000097</text:p>
          </table:table-cell>
          <table:table-cell table:formula="of:=([.E67]/[.B67])" office:value-type="float" office:value="0.00000000967864741908898" calcext:value-type="float">
            <text:p>00.0000000097</text:p>
          </table:table-cell>
          <table:table-cell table:formula="of:=([.F67]/[.B67])" office:value-type="float" office:value="0" calcext:value-type="float">
            <text:p>00.0000000000</text:p>
          </table:table-cell>
          <table:table-cell table:formula="of:=([.G67]/[.B67])" office:value-type="float" office:value="0.000000019357294838178" calcext:value-type="float">
            <text:p>00.0000000194</text:p>
          </table:table-cell>
          <table:table-cell table:formula="of:=([.D67]/[.G67])" office:value-type="float" office:value="0.5" calcext:value-type="float">
            <text:p>00.5000000000</text:p>
          </table:table-cell>
          <table:table-cell table:formula="of:=([.D67]/([.D67]+[.G67]))" office:value-type="float" office:value="0.333333333333333" calcext:value-type="float">
            <text:p>00.3333333333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948016" calcext:value-type="float">
            <text:p>379480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C68]/[.B68])" office:value-type="float" office:value="0.000000131759193945739" calcext:value-type="float">
            <text:p>00.0000001318</text:p>
          </table:table-cell>
          <table:table-cell table:formula="of:=([.D68]/[.B68])" office:value-type="float" office:value="0" calcext:value-type="float">
            <text:p>00.0000000000</text:p>
          </table:table-cell>
          <table:table-cell table:formula="of:=([.E68]/[.B68])" office:value-type="float" office:value="0" calcext:value-type="float">
            <text:p>00.0000000000</text:p>
          </table:table-cell>
          <table:table-cell table:formula="of:=([.F68]/[.B68])" office:value-type="float" office:value="0" calcext:value-type="float">
            <text:p>00.0000000000</text:p>
          </table:table-cell>
          <table:table-cell table:formula="of:=([.G68]/[.B68])" office:value-type="float" office:value="0" calcext:value-type="float">
            <text:p>00.0000000000</text:p>
          </table:table-cell>
          <table:table-cell table:formula="of:=([.D68]/[.G68])" office:value-type="string" office:string-value="" calcext:value-type="error">
            <text:p>#DIV/0!</text:p>
          </table:table-cell>
          <table:table-cell table:formula="of:=([.D68]/([.D68]+[.G6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324611" calcext:value-type="float">
            <text:p>103246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69]/[.B69])" office:value-type="float" office:value="0.00000077484759474231" calcext:value-type="float">
            <text:p>00.0000007748</text:p>
          </table:table-cell>
          <table:table-cell table:formula="of:=([.D69]/[.B69])" office:value-type="float" office:value="0" calcext:value-type="float">
            <text:p>00.0000000000</text:p>
          </table:table-cell>
          <table:table-cell table:formula="of:=([.E69]/[.B69])" office:value-type="float" office:value="0" calcext:value-type="float">
            <text:p>00.0000000000</text:p>
          </table:table-cell>
          <table:table-cell table:formula="of:=([.F69]/[.B69])" office:value-type="float" office:value="0" calcext:value-type="float">
            <text:p>00.0000000000</text:p>
          </table:table-cell>
          <table:table-cell table:formula="of:=([.G69]/[.B69])" office:value-type="float" office:value="0" calcext:value-type="float">
            <text:p>00.0000000000</text:p>
          </table:table-cell>
          <table:table-cell table:formula="of:=([.D69]/[.G69])" office:value-type="string" office:string-value="" calcext:value-type="error">
            <text:p>#DIV/0!</text:p>
          </table:table-cell>
          <table:table-cell table:formula="of:=([.D69]/([.D69]+[.G69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569804" calcext:value-type="float">
            <text:p>25698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70]/[.B70])" office:value-type="float" office:value="0.00000311307788453905" calcext:value-type="float">
            <text:p>00.0000031131</text:p>
          </table:table-cell>
          <table:table-cell table:formula="of:=([.D70]/[.B70])" office:value-type="float" office:value="0" calcext:value-type="float">
            <text:p>00.0000000000</text:p>
          </table:table-cell>
          <table:table-cell table:formula="of:=([.E70]/[.B70])" office:value-type="float" office:value="0" calcext:value-type="float">
            <text:p>00.0000000000</text:p>
          </table:table-cell>
          <table:table-cell table:formula="of:=([.F70]/[.B70])" office:value-type="float" office:value="0" calcext:value-type="float">
            <text:p>00.0000000000</text:p>
          </table:table-cell>
          <table:table-cell table:formula="of:=([.G70]/[.B70])" office:value-type="float" office:value="0" calcext:value-type="float">
            <text:p>00.0000000000</text:p>
          </table:table-cell>
          <table:table-cell table:formula="of:=([.D70]/[.G70])" office:value-type="string" office:string-value="" calcext:value-type="error">
            <text:p>#DIV/0!</text:p>
          </table:table-cell>
          <table:table-cell table:formula="of:=([.D70]/([.D70]+[.G70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705301" calcext:value-type="float">
            <text:p>197053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C71]/[.B71])" office:value-type="float" office:value="0.000000405982126332402" calcext:value-type="float">
            <text:p>00.0000004060</text:p>
          </table:table-cell>
          <table:table-cell table:formula="of:=([.D71]/[.B71])" office:value-type="float" office:value="0" calcext:value-type="float">
            <text:p>00.0000000000</text:p>
          </table:table-cell>
          <table:table-cell table:formula="of:=([.E71]/[.B71])" office:value-type="float" office:value="0" calcext:value-type="float">
            <text:p>00.0000000000</text:p>
          </table:table-cell>
          <table:table-cell table:formula="of:=([.F71]/[.B71])" office:value-type="float" office:value="0" calcext:value-type="float">
            <text:p>00.0000000000</text:p>
          </table:table-cell>
          <table:table-cell table:formula="of:=([.G71]/[.B71])" office:value-type="float" office:value="0.000000152243297374651" calcext:value-type="float">
            <text:p>00.0000001522</text:p>
          </table:table-cell>
          <table:table-cell table:formula="of:=([.D71]/[.G71])" office:value-type="float" office:value="0" calcext:value-type="float">
            <text:p>00.0000000000</text:p>
          </table:table-cell>
          <table:table-cell table:formula="of:=([.D71]/([.D71]+[.G71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2275687" calcext:value-type="float">
            <text:p>322756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72]/[.B72])" office:value-type="float" office:value="0.000000154915370198007" calcext:value-type="float">
            <text:p>00.0000001549</text:p>
          </table:table-cell>
          <table:table-cell table:formula="of:=([.D72]/[.B72])" office:value-type="float" office:value="0" calcext:value-type="float">
            <text:p>00.0000000000</text:p>
          </table:table-cell>
          <table:table-cell table:formula="of:=([.E72]/[.B72])" office:value-type="float" office:value="0" calcext:value-type="float">
            <text:p>00.0000000000</text:p>
          </table:table-cell>
          <table:table-cell table:formula="of:=([.F72]/[.B72])" office:value-type="float" office:value="0" calcext:value-type="float">
            <text:p>00.0000000000</text:p>
          </table:table-cell>
          <table:table-cell table:formula="of:=([.G72]/[.B72])" office:value-type="float" office:value="0" calcext:value-type="float">
            <text:p>00.0000000000</text:p>
          </table:table-cell>
          <table:table-cell table:formula="of:=([.D72]/[.G72])" office:value-type="string" office:string-value="" calcext:value-type="error">
            <text:p>#DIV/0!</text:p>
          </table:table-cell>
          <table:table-cell table:formula="of:=([.D72]/([.D72]+[.G72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5411614" calcext:value-type="float">
            <text:p>154116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C73]/[.B73])" office:value-type="float" office:value="0.000000259544522721631" calcext:value-type="float">
            <text:p>00.0000002595</text:p>
          </table:table-cell>
          <table:table-cell table:formula="of:=([.D73]/[.B73])" office:value-type="float" office:value="0" calcext:value-type="float">
            <text:p>00.0000000000</text:p>
          </table:table-cell>
          <table:table-cell table:formula="of:=([.E73]/[.B73])" office:value-type="float" office:value="0" calcext:value-type="float">
            <text:p>00.0000000000</text:p>
          </table:table-cell>
          <table:table-cell table:formula="of:=([.F73]/[.B73])" office:value-type="float" office:value="0" calcext:value-type="float">
            <text:p>00.0000000000</text:p>
          </table:table-cell>
          <table:table-cell table:formula="of:=([.G73]/[.B73])" office:value-type="float" office:value="0" calcext:value-type="float">
            <text:p>00.0000000000</text:p>
          </table:table-cell>
          <table:table-cell table:formula="of:=([.D73]/[.G73])" office:value-type="string" office:string-value="" calcext:value-type="error">
            <text:p>#DIV/0!</text:p>
          </table:table-cell>
          <table:table-cell table:formula="of:=([.D73]/([.D73]+[.G73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607283" calcext:value-type="float">
            <text:p>5607283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formula="of:=([.C74]/[.B74])" office:value-type="float" office:value="0.0000231841339201178" calcext:value-type="float">
            <text:p>00.0000231841</text:p>
          </table:table-cell>
          <table:table-cell table:formula="of:=([.D74]/[.B74])" office:value-type="float" office:value="0" calcext:value-type="float">
            <text:p>00.0000000000</text:p>
          </table:table-cell>
          <table:table-cell table:formula="of:=([.E74]/[.B74])" office:value-type="float" office:value="0" calcext:value-type="float">
            <text:p>00.0000000000</text:p>
          </table:table-cell>
          <table:table-cell table:formula="of:=([.F74]/[.B74])" office:value-type="float" office:value="0.00000160505542523893" calcext:value-type="float">
            <text:p>00.0000016051</text:p>
          </table:table-cell>
          <table:table-cell table:formula="of:=([.G74]/[.B74])" office:value-type="float" office:value="0.0000146238383188435" calcext:value-type="float">
            <text:p>00.0000146238</text:p>
          </table:table-cell>
          <table:table-cell table:formula="of:=([.D74]/[.G74])" office:value-type="float" office:value="0" calcext:value-type="float">
            <text:p>00.0000000000</text:p>
          </table:table-cell>
          <table:table-cell table:formula="of:=([.D74]/([.D74]+[.G74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203" calcext:value-type="float">
            <text:p>332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C75]/[.B75])" office:value-type="float" office:value="0.000481884167093335" calcext:value-type="float">
            <text:p>00.0004818842</text:p>
          </table:table-cell>
          <table:table-cell table:formula="of:=([.D75]/[.B75])" office:value-type="float" office:value="0.0000301177604433334" calcext:value-type="float">
            <text:p>00.0000301178</text:p>
          </table:table-cell>
          <table:table-cell table:formula="of:=([.E75]/[.B75])" office:value-type="float" office:value="0.0000903532813300003" calcext:value-type="float">
            <text:p>00.0000903533</text:p>
          </table:table-cell>
          <table:table-cell table:formula="of:=([.F75]/[.B75])" office:value-type="float" office:value="0" calcext:value-type="float">
            <text:p>00.0000000000</text:p>
          </table:table-cell>
          <table:table-cell table:formula="of:=([.G75]/[.B75])" office:value-type="float" office:value="0" calcext:value-type="float">
            <text:p>00.0000000000</text:p>
          </table:table-cell>
          <table:table-cell table:formula="of:=([.D75]/[.G75])" office:value-type="string" office:string-value="" calcext:value-type="error">
            <text:p>#DIV/0!</text:p>
          </table:table-cell>
          <table:table-cell table:formula="of:=([.D75]/([.D75]+[.G75]))" office:value-type="float" office:value="1" calcext:value-type="float">
            <text:p>01.000000000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057412" calcext:value-type="float">
            <text:p>70574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76]/[.B76])" office:value-type="float" office:value="0.000000141695000943689" calcext:value-type="float">
            <text:p>00.0000001417</text:p>
          </table:table-cell>
          <table:table-cell table:formula="of:=([.D76]/[.B76])" office:value-type="float" office:value="0" calcext:value-type="float">
            <text:p>00.0000000000</text:p>
          </table:table-cell>
          <table:table-cell table:formula="of:=([.E76]/[.B76])" office:value-type="float" office:value="0" calcext:value-type="float">
            <text:p>00.0000000000</text:p>
          </table:table-cell>
          <table:table-cell table:formula="of:=([.F76]/[.B76])" office:value-type="float" office:value="0" calcext:value-type="float">
            <text:p>00.0000000000</text:p>
          </table:table-cell>
          <table:table-cell table:formula="of:=([.G76]/[.B76])" office:value-type="float" office:value="0" calcext:value-type="float">
            <text:p>00.0000000000</text:p>
          </table:table-cell>
          <table:table-cell table:formula="of:=([.D76]/[.G76])" office:value-type="string" office:string-value="" calcext:value-type="error">
            <text:p>#DIV/0!</text:p>
          </table:table-cell>
          <table:table-cell table:formula="of:=([.D76]/([.D76]+[.G76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64845" calcext:value-type="float">
            <text:p>20648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C77]/[.B77])" office:value-type="float" office:value="0.00000290578711719282" calcext:value-type="float">
            <text:p>00.0000029058</text:p>
          </table:table-cell>
          <table:table-cell table:formula="of:=([.D77]/[.B77])" office:value-type="float" office:value="0" calcext:value-type="float">
            <text:p>00.0000000000</text:p>
          </table:table-cell>
          <table:table-cell table:formula="of:=([.E77]/[.B77])" office:value-type="float" office:value="0" calcext:value-type="float">
            <text:p>00.0000000000</text:p>
          </table:table-cell>
          <table:table-cell table:formula="of:=([.F77]/[.B77])" office:value-type="float" office:value="0" calcext:value-type="float">
            <text:p>00.0000000000</text:p>
          </table:table-cell>
          <table:table-cell table:formula="of:=([.G77]/[.B77])" office:value-type="float" office:value="0" calcext:value-type="float">
            <text:p>00.0000000000</text:p>
          </table:table-cell>
          <table:table-cell table:formula="of:=([.D77]/[.G77])" office:value-type="string" office:string-value="" calcext:value-type="error">
            <text:p>#DIV/0!</text:p>
          </table:table-cell>
          <table:table-cell table:formula="of:=([.D77]/([.D77]+[.G77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9903122" calcext:value-type="float">
            <text:p>990312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78]/[.B78])" office:value-type="float" office:value="0.0000137330429737208" calcext:value-type="float">
            <text:p>00.0000137330</text:p>
          </table:table-cell>
          <table:table-cell table:formula="of:=([.D78]/[.B78])" office:value-type="float" office:value="0" calcext:value-type="float">
            <text:p>00.0000000000</text:p>
          </table:table-cell>
          <table:table-cell table:formula="of:=([.E78]/[.B78])" office:value-type="float" office:value="0" calcext:value-type="float">
            <text:p>00.0000000000</text:p>
          </table:table-cell>
          <table:table-cell table:formula="of:=([.F78]/[.B78])" office:value-type="float" office:value="0" calcext:value-type="float">
            <text:p>00.0000000000</text:p>
          </table:table-cell>
          <table:table-cell table:formula="of:=([.G78]/[.B78])" office:value-type="float" office:value="0" calcext:value-type="float">
            <text:p>00.0000000000</text:p>
          </table:table-cell>
          <table:table-cell table:formula="of:=([.D78]/[.G78])" office:value-type="string" office:string-value="" calcext:value-type="error">
            <text:p>#DIV/0!</text:p>
          </table:table-cell>
          <table:table-cell table:formula="of:=([.D78]/([.D78]+[.G78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8863514" calcext:value-type="float">
            <text:p>6886351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C79]/[.B79])" office:value-type="float" office:value="0.000000682509463574572" calcext:value-type="float">
            <text:p>00.0000006825</text:p>
          </table:table-cell>
          <table:table-cell table:formula="of:=([.D79]/[.B79])" office:value-type="float" office:value="0.0000000145214779483951" calcext:value-type="float">
            <text:p>00.0000000145</text:p>
          </table:table-cell>
          <table:table-cell table:formula="of:=([.E79]/[.B79])" office:value-type="float" office:value="0.0000000145214779483951" calcext:value-type="float">
            <text:p>00.0000000145</text:p>
          </table:table-cell>
          <table:table-cell table:formula="of:=([.F79]/[.B79])" office:value-type="float" office:value="0" calcext:value-type="float">
            <text:p>00.0000000000</text:p>
          </table:table-cell>
          <table:table-cell table:formula="of:=([.G79]/[.B79])" office:value-type="float" office:value="0.000000450165816400249" calcext:value-type="float">
            <text:p>00.0000004502</text:p>
          </table:table-cell>
          <table:table-cell table:formula="of:=([.D79]/[.G79])" office:value-type="float" office:value="0.032258064516129" calcext:value-type="float">
            <text:p>00.0322580645</text:p>
          </table:table-cell>
          <table:table-cell table:formula="of:=([.D79]/([.D79]+[.G79]))" office:value-type="float" office:value="0.03125" calcext:value-type="float">
            <text:p>00.031250000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403248" calcext:value-type="float">
            <text:p>11403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80]/[.B80])" office:value-type="float" office:value="0.0000000876943130588759" calcext:value-type="float">
            <text:p>00.0000000877</text:p>
          </table:table-cell>
          <table:table-cell table:formula="of:=([.D80]/[.B80])" office:value-type="float" office:value="0" calcext:value-type="float">
            <text:p>00.0000000000</text:p>
          </table:table-cell>
          <table:table-cell table:formula="of:=([.E80]/[.B80])" office:value-type="float" office:value="0" calcext:value-type="float">
            <text:p>00.0000000000</text:p>
          </table:table-cell>
          <table:table-cell table:formula="of:=([.F80]/[.B80])" office:value-type="float" office:value="0" calcext:value-type="float">
            <text:p>00.0000000000</text:p>
          </table:table-cell>
          <table:table-cell table:formula="of:=([.G80]/[.B80])" office:value-type="float" office:value="0" calcext:value-type="float">
            <text:p>00.0000000000</text:p>
          </table:table-cell>
          <table:table-cell table:formula="of:=([.D80]/[.G80])" office:value-type="string" office:string-value="" calcext:value-type="error">
            <text:p>#DIV/0!</text:p>
          </table:table-cell>
          <table:table-cell table:formula="of:=([.D80]/([.D80]+[.G80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5004645" calcext:value-type="float">
            <text:p>450046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81]/[.B81])" office:value-type="float" office:value="0.0000000222199286318112" calcext:value-type="float">
            <text:p>00.0000000222</text:p>
          </table:table-cell>
          <table:table-cell table:formula="of:=([.D81]/[.B81])" office:value-type="float" office:value="0" calcext:value-type="float">
            <text:p>00.0000000000</text:p>
          </table:table-cell>
          <table:table-cell table:formula="of:=([.E81]/[.B81])" office:value-type="float" office:value="0" calcext:value-type="float">
            <text:p>00.0000000000</text:p>
          </table:table-cell>
          <table:table-cell table:formula="of:=([.F81]/[.B81])" office:value-type="float" office:value="0" calcext:value-type="float">
            <text:p>00.0000000000</text:p>
          </table:table-cell>
          <table:table-cell table:formula="of:=([.G81]/[.B81])" office:value-type="float" office:value="0" calcext:value-type="float">
            <text:p>00.0000000000</text:p>
          </table:table-cell>
          <table:table-cell table:formula="of:=([.D81]/[.G81])" office:value-type="string" office:string-value="" calcext:value-type="error">
            <text:p>#DIV/0!</text:p>
          </table:table-cell>
          <table:table-cell table:formula="of:=([.D81]/([.D81]+[.G81])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23127513" calcext:value-type="float">
            <text:p>323127513</text:p>
          </table:table-cell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C82]/[.B82])" office:value-type="float" office:value="0.000000981036857731146" calcext:value-type="float">
            <text:p>00.0000009810</text:p>
          </table:table-cell>
          <table:table-cell table:formula="of:=([.D82]/[.B82])" office:value-type="float" office:value="0.0000000433265489218803" calcext:value-type="float">
            <text:p>00.0000000433</text:p>
          </table:table-cell>
          <table:table-cell table:formula="of:=([.E82]/[.B82])" office:value-type="float" office:value="0.00000000618950698884004" calcext:value-type="float">
            <text:p>00.0000000062</text:p>
          </table:table-cell>
          <table:table-cell table:formula="of:=([.F82]/[.B82])" office:value-type="float" office:value="0.0000000185685209665201" calcext:value-type="float">
            <text:p>00.0000000186</text:p>
          </table:table-cell>
          <table:table-cell table:formula="of:=([.G82]/[.B82])" office:value-type="float" office:value="0.0000000278527814497802" calcext:value-type="float">
            <text:p>00.0000000279</text:p>
          </table:table-cell>
          <table:table-cell table:formula="of:=([.D82]/[.G82])" office:value-type="float" office:value="1.55555555555556" calcext:value-type="float">
            <text:p>01.5555555556</text:p>
          </table:table-cell>
          <table:table-cell table:formula="of:=([.D82]/([.D82]+[.G82]))" office:value-type="float" office:value="0.608695652173913" calcext:value-type="float">
            <text:p>00.6086956522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2701100" calcext:value-type="float">
            <text:p>92701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C83]/[.B83])" office:value-type="float" office:value="0.000000183385094675252" calcext:value-type="float">
            <text:p>00.0000001834</text:p>
          </table:table-cell>
          <table:table-cell table:formula="of:=([.D83]/[.B83])" office:value-type="float" office:value="0" calcext:value-type="float">
            <text:p>00.0000000000</text:p>
          </table:table-cell>
          <table:table-cell table:formula="of:=([.E83]/[.B83])" office:value-type="float" office:value="0" calcext:value-type="float">
            <text:p>00.0000000000</text:p>
          </table:table-cell>
          <table:table-cell table:formula="of:=([.F83]/[.B83])" office:value-type="float" office:value="0" calcext:value-type="float">
            <text:p>00.0000000000</text:p>
          </table:table-cell>
          <table:table-cell table:formula="of:=([.G83]/[.B83])" office:value-type="float" office:value="0.000000172597736164943" calcext:value-type="float">
            <text:p>00.0000001726</text:p>
          </table:table-cell>
          <table:table-cell table:formula="of:=([.D83]/[.G83])" office:value-type="float" office:value="0" calcext:value-type="float">
            <text:p>00.0000000000</text:p>
          </table:table-cell>
          <table:table-cell table:formula="of:=([.D83]/([.D83]+[.G83]))" office:value-type="float" office:value="0" calcext:value-type="float">
            <text:p>00.0000000000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5908865" calcext:value-type="float">
            <text:p>55908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C84]/[.B84])" office:value-type="float" office:value="0.0000000178862511338765" calcext:value-type="float">
            <text:p>00.0000000179</text:p>
          </table:table-cell>
          <table:table-cell table:formula="of:=([.D84]/[.B84])" office:value-type="float" office:value="0" calcext:value-type="float">
            <text:p>00.0000000000</text:p>
          </table:table-cell>
          <table:table-cell table:formula="of:=([.E84]/[.B84])" office:value-type="float" office:value="0" calcext:value-type="float">
            <text:p>00.0000000000</text:p>
          </table:table-cell>
          <table:table-cell table:formula="of:=([.F84]/[.B84])" office:value-type="float" office:value="0" calcext:value-type="float">
            <text:p>00.0000000000</text:p>
          </table:table-cell>
          <table:table-cell table:formula="of:=([.G84]/[.B84])" office:value-type="float" office:value="0" calcext:value-type="float">
            <text:p>00.0000000000</text:p>
          </table:table-cell>
          <table:table-cell table:formula="of:=([.D84]/[.G84])" office:value-type="string" office:string-value="" calcext:value-type="error">
            <text:p>#DIV/0!</text:p>
          </table:table-cell>
          <table:table-cell table:formula="of:=([.D84]/([.D84]+[.G84])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8" loext:min-decimal-places="8" number:min-integer-digits="2"/>
    </number:number-style>
    <number:number-style style:name="N122">
      <number:number number:decimal-places="10" loext:min-decimal-places="1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6:22:18.286211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06T16:36:38.722642298</dc:date>
    <meta:editing-duration>PT14H3M41S</meta:editing-duration>
    <meta:editing-cycles>10</meta:editing-cycles>
    <meta:generator>LibreOffice/6.4.1.2$MacOSX_X86_64 LibreOffice_project/4d224e95b98b138af42a64d84056446d09082932</meta:generator>
    <meta:document-statistic meta:table-count="1" meta:cell-count="997" meta:object-count="0"/>
  </office:meta>
</office:document-meta>
</file>